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cc8" officeooo:paragraph-rsid="000c0c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ANDOM TREE </text:p>
      <text:p text:style-name="P1">TRAINING SIZE = 100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</text:p>
      <text:p text:style-name="P1"/>
      <text:p text:style-name="P1">=== Run information ===</text:p>
      <text:p text:style-name="P1"/>
      <text:p text:style-name="P1">Scheme:weka.classifiers.trees.RandomTree -K 1 -M 1.0 -S 1</text:p>
      <text:p text:style-name="P1">Relation: <text:s text:c="4"/>optrainingDROP</text:p>
      <text:p text:style-name="P1">Instances: <text:s text:c="3"/>1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<text:soft-page-break/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/>
      <text:p text:style-name="P1">RandomTree</text:p>
      <text:p text:style-name="P1">==========</text:p>
      <text:p text:style-name="P1"/>
      <text:p text:style-name="P1">51 &lt; 12.5</text:p>
      <text:p text:style-name="P1">| <text:s text:c="2"/>37 &lt; 9.5</text:p>
      <text:p text:style-name="P1">| <text:s text:c="2"/>| <text:s text:c="2"/>4 &lt; 12.5</text:p>
      <text:p text:style-name="P1">| <text:s text:c="2"/>| <text:s text:c="2"/>| <text:s text:c="2"/>45 &lt; 10</text:p>
      <text:p text:style-name="P1">| <text:s text:c="2"/>| <text:s text:c="2"/>| <text:s text:c="2"/>| <text:s text:c="2"/>18 &lt; 10 : 1 (2/0)</text:p>
      <text:p text:style-name="P1">| <text:s text:c="2"/>| <text:s text:c="2"/>| <text:s text:c="2"/>| <text:s text:c="2"/>18 &gt;= 10</text:p>
      <text:p text:style-name="P1">| <text:s text:c="2"/>| <text:s text:c="2"/>| <text:s text:c="2"/>| <text:s text:c="2"/>| <text:s text:c="2"/>45 &lt; 6</text:p>
      <text:p text:style-name="P1">| <text:s text:c="2"/>| <text:s text:c="2"/>| <text:s text:c="2"/>| <text:s text:c="2"/>| <text:s text:c="2"/>| <text:s text:c="2"/>62 &lt; 0.5 : 9 (1/0)</text:p>
      <text:p text:style-name="P1">| <text:s text:c="2"/>| <text:s text:c="2"/>| <text:s text:c="2"/>| <text:s text:c="2"/>| <text:s text:c="2"/>| <text:s text:c="2"/>62 &gt;= 0.5 : 0 (1/0)</text:p>
      <text:p text:style-name="P1">| <text:s text:c="2"/>| <text:s text:c="2"/>| <text:s text:c="2"/>| <text:s text:c="2"/>| <text:s text:c="2"/>45 &gt;= 6 : 0 (3/0)</text:p>
      <text:p text:style-name="P1">| <text:s text:c="2"/>| <text:s text:c="2"/>| <text:s text:c="2"/>45 &gt;= 10</text:p>
      <text:p text:style-name="P1">| <text:s text:c="2"/>| <text:s text:c="2"/>| <text:s text:c="2"/>| <text:s text:c="2"/>3 &lt; 14.5</text:p>
      <text:p text:style-name="P1">| <text:s text:c="2"/>| <text:s text:c="2"/>| <text:s text:c="2"/>| <text:s text:c="2"/>| <text:s text:c="2"/>29 &lt; 1.5 : 6 (1/0)</text:p>
      <text:p text:style-name="P1">| <text:s text:c="2"/>| <text:s text:c="2"/>| <text:s text:c="2"/>| <text:s text:c="2"/>| <text:s text:c="2"/>29 &gt;= 1.5 : 0 (2/0)</text:p>
      <text:p text:style-name="P1">| <text:s text:c="2"/>| <text:s text:c="2"/>| <text:s text:c="2"/>| <text:s text:c="2"/>3 &gt;= 14.5 : 0 (2/0)</text:p>
      <text:p text:style-name="P1">| <text:s text:c="2"/>| <text:s text:c="2"/>4 &gt;= 12.5</text:p>
      <text:p text:style-name="P1">| <text:s text:c="2"/>| <text:s text:c="2"/>| <text:s text:c="2"/>25 &lt; 0.5</text:p>
      <text:p text:style-name="P1">| <text:s text:c="2"/>| <text:s text:c="2"/>| <text:s text:c="2"/>| <text:s text:c="2"/>54 &lt; 5.5 : 3 (1/0)</text:p>
      <text:p text:style-name="P1">| <text:s text:c="2"/>| <text:s text:c="2"/>| <text:s text:c="2"/>| <text:s text:c="2"/>54 &gt;= 5.5 : 8 (1/0)</text:p>
      <text:p text:style-name="P1">| <text:s text:c="2"/>| <text:s text:c="2"/>| <text:s text:c="2"/>25 &gt;= 0.5</text:p>
      <text:p text:style-name="P1">| <text:s text:c="2"/>| <text:s text:c="2"/>| <text:s text:c="2"/>| <text:s text:c="2"/>17 &lt; 2 : 1 (3/0)</text:p>
      <text:p text:style-name="P1">| <text:s text:c="2"/>| <text:s text:c="2"/>| <text:s text:c="2"/>| <text:s text:c="2"/>17 &gt;= 2</text:p>
      <text:p text:style-name="P1">| <text:s text:c="2"/>| <text:s text:c="2"/>| <text:s text:c="2"/>| <text:s text:c="2"/>| <text:s text:c="2"/>20 &lt; 10.5 : 8 (2/0)</text:p>
      <text:p text:style-name="P1">| <text:s text:c="2"/>| <text:s text:c="2"/>| <text:s text:c="2"/>| <text:s text:c="2"/>| <text:s text:c="2"/>20 &gt;= 10.5</text:p>
      <text:p text:style-name="P1">| <text:s text:c="2"/>| <text:s text:c="2"/>| <text:s text:c="2"/>| <text:s text:c="2"/>| <text:s text:c="2"/>| <text:s text:c="2"/>18 &lt; 15.5 : 5 (1/0)</text:p>
      <text:p text:style-name="P1">| <text:s text:c="2"/>| <text:s text:c="2"/>| <text:s text:c="2"/>| <text:s text:c="2"/>| <text:s text:c="2"/>| <text:s text:c="2"/>18 &gt;= 15.5 : 8 (1/0)</text:p>
      <text:p text:style-name="P1"><text:soft-page-break/>| <text:s text:c="2"/>37 &gt;= 9.5</text:p>
      <text:p text:style-name="P1">| <text:s text:c="2"/>| <text:s text:c="2"/>43 &lt; 2</text:p>
      <text:p text:style-name="P1">| <text:s text:c="2"/>| <text:s text:c="2"/>| <text:s text:c="2"/>21 &lt; 9</text:p>
      <text:p text:style-name="P1">| <text:s text:c="2"/>| <text:s text:c="2"/>| <text:s text:c="2"/>| <text:s text:c="2"/>30 &lt; 0.5</text:p>
      <text:p text:style-name="P1">| <text:s text:c="2"/>| <text:s text:c="2"/>| <text:s text:c="2"/>| <text:s text:c="2"/>| <text:s text:c="2"/>58 &lt; 6 : 5 (2/0)</text:p>
      <text:p text:style-name="P1">| <text:s text:c="2"/>| <text:s text:c="2"/>| <text:s text:c="2"/>| <text:s text:c="2"/>| <text:s text:c="2"/>58 &gt;= 6 : 8 (1/0)</text:p>
      <text:p text:style-name="P1">| <text:s text:c="2"/>| <text:s text:c="2"/>| <text:s text:c="2"/>| <text:s text:c="2"/>30 &gt;= 0.5</text:p>
      <text:p text:style-name="P1">| <text:s text:c="2"/>| <text:s text:c="2"/>| <text:s text:c="2"/>| <text:s text:c="2"/>| <text:s text:c="2"/>19 &lt; 1 : 5 (1/0)</text:p>
      <text:p text:style-name="P1">| <text:s text:c="2"/>| <text:s text:c="2"/>| <text:s text:c="2"/>| <text:s text:c="2"/>| <text:s text:c="2"/>19 &gt;= 1 : 3 (3/0)</text:p>
      <text:p text:style-name="P1">| <text:s text:c="2"/>| <text:s text:c="2"/>| <text:s text:c="2"/>21 &gt;= 9</text:p>
      <text:p text:style-name="P1">| <text:s text:c="2"/>| <text:s text:c="2"/>| <text:s text:c="2"/>| <text:s text:c="2"/>61 &lt; 13</text:p>
      <text:p text:style-name="P1">| <text:s text:c="2"/>| <text:s text:c="2"/>| <text:s text:c="2"/>| <text:s text:c="2"/>| <text:s text:c="2"/>1 &lt; 0.5</text:p>
      <text:p text:style-name="P1">| <text:s text:c="2"/>| <text:s text:c="2"/>| <text:s text:c="2"/>| <text:s text:c="2"/>| <text:s text:c="2"/>| <text:s text:c="2"/>2 &lt; 3.5</text:p>
      <text:p text:style-name="P1">| <text:s text:c="2"/>| <text:s text:c="2"/>| <text:s text:c="2"/>| <text:s text:c="2"/>| <text:s text:c="2"/>| <text:s text:c="2"/>| <text:s text:c="2"/>2 &lt; 0.5</text:p>
      <text:p text:style-name="P1">| <text:s text:c="2"/>| <text:s text:c="2"/>| <text:s text:c="2"/>| <text:s text:c="2"/>| <text:s text:c="2"/>| <text:s text:c="2"/>| <text:s text:c="2"/>| <text:s text:c="2"/>10 &lt; 5.5</text:p>
      <text:p text:style-name="P1">| <text:s text:c="2"/>| <text:s text:c="2"/>| <text:s text:c="2"/>| <text:s text:c="2"/>| <text:s text:c="2"/>| <text:s text:c="2"/>| <text:s text:c="2"/>| <text:s text:c="2"/>| <text:s text:c="2"/>25 &lt; 5 : 9 (2/0)</text:p>
      <text:p text:style-name="P1">| <text:s text:c="2"/>| <text:s text:c="2"/>| <text:s text:c="2"/>| <text:s text:c="2"/>| <text:s text:c="2"/>| <text:s text:c="2"/>| <text:s text:c="2"/>| <text:s text:c="2"/>| <text:s text:c="2"/>25 &gt;= 5</text:p>
      <text:p text:style-name="P1">| <text:s text:c="2"/>| <text:s text:c="2"/>| <text:s text:c="2"/>| <text:s text:c="2"/>| <text:s text:c="2"/>| <text:s text:c="2"/>| <text:s text:c="2"/>| <text:s text:c="2"/>| <text:s text:c="2"/>| <text:s text:c="2"/>26 &lt; 15.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lt; 8 : 4 (1/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gt;= 8 : 9 (1/0)</text:p>
      <text:p text:style-name="P1">| <text:s text:c="2"/>| <text:s text:c="2"/>| <text:s text:c="2"/>| <text:s text:c="2"/>| <text:s text:c="2"/>| <text:s text:c="2"/>| <text:s text:c="2"/>| <text:s text:c="2"/>| <text:s text:c="2"/>| <text:s text:c="2"/>26 &gt;= 15.5 : 4 (5/0)</text:p>
      <text:p text:style-name="P1">| <text:s text:c="2"/>| <text:s text:c="2"/>| <text:s text:c="2"/>| <text:s text:c="2"/>| <text:s text:c="2"/>| <text:s text:c="2"/>| <text:s text:c="2"/>| <text:s text:c="2"/>10 &gt;= 5.5 : 9 (2/0)</text:p>
      <text:p text:style-name="P1">| <text:s text:c="2"/>| <text:s text:c="2"/>| <text:s text:c="2"/>| <text:s text:c="2"/>| <text:s text:c="2"/>| <text:s text:c="2"/>| <text:s text:c="2"/>2 &gt;= 0.5</text:p>
      <text:p text:style-name="P1">| <text:s text:c="2"/>| <text:s text:c="2"/>| <text:s text:c="2"/>| <text:s text:c="2"/>| <text:s text:c="2"/>| <text:s text:c="2"/>| <text:s text:c="2"/>| <text:s text:c="2"/>27 &lt; 10.5 : 5 (1/0)</text:p>
      <text:p text:style-name="P1">| <text:s text:c="2"/>| <text:s text:c="2"/>| <text:s text:c="2"/>| <text:s text:c="2"/>| <text:s text:c="2"/>| <text:s text:c="2"/>| <text:s text:c="2"/>| <text:s text:c="2"/>27 &gt;= 10.5 : 9 (2/0)</text:p>
      <text:p text:style-name="P1">| <text:s text:c="2"/>| <text:s text:c="2"/>| <text:s text:c="2"/>| <text:s text:c="2"/>| <text:s text:c="2"/>| <text:s text:c="2"/>2 &gt;= 3.5</text:p>
      <text:p text:style-name="P1">| <text:s text:c="2"/>| <text:s text:c="2"/>| <text:s text:c="2"/>| <text:s text:c="2"/>| <text:s text:c="2"/>| <text:s text:c="2"/>| <text:s text:c="2"/>53 &lt; 12.5 : 3 (2/0)</text:p>
      <text:p text:style-name="P1">| <text:s text:c="2"/>| <text:s text:c="2"/>| <text:s text:c="2"/>| <text:s text:c="2"/>| <text:s text:c="2"/>| <text:s text:c="2"/>| <text:s text:c="2"/>53 &gt;= 12.5</text:p>
      <text:p text:style-name="P1">| <text:s text:c="2"/>| <text:s text:c="2"/>| <text:s text:c="2"/>| <text:s text:c="2"/>| <text:s text:c="2"/>| <text:s text:c="2"/>| <text:s text:c="2"/>| <text:s text:c="2"/>22 &lt; 1 : 3 (1/0)</text:p>
      <text:p text:style-name="P1">| <text:s text:c="2"/>| <text:s text:c="2"/>| <text:s text:c="2"/>| <text:s text:c="2"/>| <text:s text:c="2"/>| <text:s text:c="2"/>| <text:s text:c="2"/>| <text:s text:c="2"/>22 &gt;= 1</text:p>
      <text:p text:style-name="P1">| <text:s text:c="2"/>| <text:s text:c="2"/>| <text:s text:c="2"/>| <text:s text:c="2"/>| <text:s text:c="2"/>| <text:s text:c="2"/>| <text:s text:c="2"/>| <text:s text:c="2"/>| <text:s text:c="2"/>46 &lt; 8.5 : 8 (1/0)</text:p>
      <text:p text:style-name="P1">| <text:s text:c="2"/>| <text:s text:c="2"/>| <text:s text:c="2"/>| <text:s text:c="2"/>| <text:s text:c="2"/>| <text:s text:c="2"/>| <text:s text:c="2"/>| <text:s text:c="2"/>| <text:s text:c="2"/>46 &gt;= 8.5 : 3 (1/0)</text:p>
      <text:p text:style-name="P1">| <text:s text:c="2"/>| <text:s text:c="2"/>| <text:s text:c="2"/>| <text:s text:c="2"/>| <text:s text:c="2"/>1 &gt;= 0.5</text:p>
      <text:p text:style-name="P1">| <text:s text:c="2"/>| <text:s text:c="2"/>| <text:s text:c="2"/>| <text:s text:c="2"/>| <text:s text:c="2"/>| <text:s text:c="2"/>19 &lt; 2 : 3 (1/0)</text:p>
      <text:p text:style-name="P1">| <text:s text:c="2"/>| <text:s text:c="2"/>| <text:s text:c="2"/>| <text:s text:c="2"/>| <text:s text:c="2"/>| <text:s text:c="2"/>19 &gt;= 2</text:p>
      <text:p text:style-name="P1">| <text:s text:c="2"/>| <text:s text:c="2"/>| <text:s text:c="2"/>| <text:s text:c="2"/>| <text:s text:c="2"/>| <text:s text:c="2"/>| <text:s text:c="2"/>51 &lt; 5 : 3 (1/0)</text:p>
      <text:p text:style-name="P1">| <text:s text:c="2"/>| <text:s text:c="2"/>| <text:s text:c="2"/>| <text:s text:c="2"/>| <text:s text:c="2"/>| <text:s text:c="2"/>| <text:s text:c="2"/>51 &gt;= 5 : 0 (1/0)</text:p>
      <text:p text:style-name="P1">| <text:s text:c="2"/>| <text:s text:c="2"/>| <text:s text:c="2"/>| <text:s text:c="2"/>61 &gt;= 13 : 1 (1/0)</text:p>
      <text:p text:style-name="P1">| <text:s text:c="2"/>| <text:s text:c="2"/>43 &gt;= 2</text:p>
      <text:p text:style-name="P1">| <text:s text:c="2"/>| <text:s text:c="2"/>| <text:s text:c="2"/>36 &lt; 15</text:p>
      <text:p text:style-name="P1">| <text:s text:c="2"/>| <text:s text:c="2"/>| <text:s text:c="2"/>| <text:s text:c="2"/>6 &lt; 1</text:p>
      <text:p text:style-name="P1">| <text:s text:c="2"/>| <text:s text:c="2"/>| <text:s text:c="2"/>| <text:s text:c="2"/>| <text:s text:c="2"/>45 &lt; 11</text:p>
      <text:p text:style-name="P1">| <text:s text:c="2"/>| <text:s text:c="2"/>| <text:s text:c="2"/>| <text:s text:c="2"/>| <text:s text:c="2"/>| <text:s text:c="2"/>33 &lt; 1.5</text:p>
      <text:p text:style-name="P1">| <text:s text:c="2"/>| <text:s text:c="2"/>| <text:s text:c="2"/>| <text:s text:c="2"/>| <text:s text:c="2"/>| <text:s text:c="2"/>| <text:s text:c="2"/>26 &lt; 15 : 6 (1/0)</text:p>
      <text:p text:style-name="P1">| <text:s text:c="2"/>| <text:s text:c="2"/>| <text:s text:c="2"/>| <text:s text:c="2"/>| <text:s text:c="2"/>| <text:s text:c="2"/>| <text:s text:c="2"/>26 &gt;= 15 : 8 (1/0)</text:p>
      <text:p text:style-name="P1">| <text:s text:c="2"/>| <text:s text:c="2"/>| <text:s text:c="2"/>| <text:s text:c="2"/>| <text:s text:c="2"/>| <text:s text:c="2"/>33 &gt;= 1.5 : 6 (4/0)</text:p>
      <text:p text:style-name="P1">| <text:s text:c="2"/>| <text:s text:c="2"/>| <text:s text:c="2"/>| <text:s text:c="2"/>| <text:s text:c="2"/>45 &gt;= 11</text:p>
      <text:p text:style-name="P1">| <text:s text:c="2"/>| <text:s text:c="2"/>| <text:s text:c="2"/>| <text:s text:c="2"/>| <text:s text:c="2"/>| <text:s text:c="2"/>42 &lt; 9.5 : 8 (1/0)</text:p>
      <text:p text:style-name="P1">| <text:s text:c="2"/>| <text:s text:c="2"/>| <text:s text:c="2"/>| <text:s text:c="2"/>| <text:s text:c="2"/>| <text:s text:c="2"/>42 &gt;= 9.5 : 4 (5/0)</text:p>
      <text:p text:style-name="P1">| <text:s text:c="2"/>| <text:s text:c="2"/>| <text:s text:c="2"/>| <text:s text:c="2"/>6 &gt;= 1 : 8 (1/0)</text:p>
      <text:p text:style-name="P1">| <text:s text:c="2"/>| <text:s text:c="2"/>| <text:s text:c="2"/>36 &gt;= 15</text:p>
      <text:p text:style-name="P1">| <text:s text:c="2"/>| <text:s text:c="2"/>| <text:s text:c="2"/>| <text:s text:c="2"/>46 &lt; 4.5</text:p>
      <text:p text:style-name="P1"><text:soft-page-break/>| <text:s text:c="2"/>| <text:s text:c="2"/>| <text:s text:c="2"/>| <text:s text:c="2"/>| <text:s text:c="2"/>29 &lt; 14.5</text:p>
      <text:p text:style-name="P1">| <text:s text:c="2"/>| <text:s text:c="2"/>| <text:s text:c="2"/>| <text:s text:c="2"/>| <text:s text:c="2"/>| <text:s text:c="2"/>27 &lt; 12.5 : 4 (1/0)</text:p>
      <text:p text:style-name="P1">| <text:s text:c="2"/>| <text:s text:c="2"/>| <text:s text:c="2"/>| <text:s text:c="2"/>| <text:s text:c="2"/>| <text:s text:c="2"/>27 &gt;= 12.5 : 1 (1/0)</text:p>
      <text:p text:style-name="P1">| <text:s text:c="2"/>| <text:s text:c="2"/>| <text:s text:c="2"/>| <text:s text:c="2"/>| <text:s text:c="2"/>29 &gt;= 14.5</text:p>
      <text:p text:style-name="P1">| <text:s text:c="2"/>| <text:s text:c="2"/>| <text:s text:c="2"/>| <text:s text:c="2"/>| <text:s text:c="2"/>| <text:s text:c="2"/>17 &lt; 3 : 1 (2/0)</text:p>
      <text:p text:style-name="P1">| <text:s text:c="2"/>| <text:s text:c="2"/>| <text:s text:c="2"/>| <text:s text:c="2"/>| <text:s text:c="2"/>| <text:s text:c="2"/>17 &gt;= 3 : 9 (1/0)</text:p>
      <text:p text:style-name="P1">| <text:s text:c="2"/>| <text:s text:c="2"/>| <text:s text:c="2"/>| <text:s text:c="2"/>46 &gt;= 4.5 : 3 (1/0)</text:p>
      <text:p text:style-name="P1">51 &gt;= 12.5</text:p>
      <text:p text:style-name="P1">| <text:s text:c="2"/>55 &lt; 0.5</text:p>
      <text:p text:style-name="P1">| <text:s text:c="2"/>| <text:s text:c="2"/>53 &lt; 2</text:p>
      <text:p text:style-name="P1">| <text:s text:c="2"/>| <text:s text:c="2"/>| <text:s text:c="2"/>22 &lt; 7.5 : 7 (10/0)</text:p>
      <text:p text:style-name="P1">| <text:s text:c="2"/>| <text:s text:c="2"/>| <text:s text:c="2"/>22 &gt;= 7.5</text:p>
      <text:p text:style-name="P1">| <text:s text:c="2"/>| <text:s text:c="2"/>| <text:s text:c="2"/>| <text:s text:c="2"/>60 &lt; 0.5 : 7 (1/0)</text:p>
      <text:p text:style-name="P1">| <text:s text:c="2"/>| <text:s text:c="2"/>| <text:s text:c="2"/>| <text:s text:c="2"/>60 &gt;= 0.5</text:p>
      <text:p text:style-name="P1">| <text:s text:c="2"/>| <text:s text:c="2"/>| <text:s text:c="2"/>| <text:s text:c="2"/>| <text:s text:c="2"/>20 &lt; 5</text:p>
      <text:p text:style-name="P1">| <text:s text:c="2"/>| <text:s text:c="2"/>| <text:s text:c="2"/>| <text:s text:c="2"/>| <text:s text:c="2"/>| <text:s text:c="2"/>22 &lt; 9.5 : 9 (1/0)</text:p>
      <text:p text:style-name="P1">| <text:s text:c="2"/>| <text:s text:c="2"/>| <text:s text:c="2"/>| <text:s text:c="2"/>| <text:s text:c="2"/>| <text:s text:c="2"/>22 &gt;= 9.5 : 7 (1/0)</text:p>
      <text:p text:style-name="P1">| <text:s text:c="2"/>| <text:s text:c="2"/>| <text:s text:c="2"/>| <text:s text:c="2"/>| <text:s text:c="2"/>20 &gt;= 5 : 9 (1/0)</text:p>
      <text:p text:style-name="P1">| <text:s text:c="2"/>| <text:s text:c="2"/>53 &gt;= 2</text:p>
      <text:p text:style-name="P1">| <text:s text:c="2"/>| <text:s text:c="2"/>| <text:s text:c="2"/>18 &lt; 14.5</text:p>
      <text:p text:style-name="P1">| <text:s text:c="2"/>| <text:s text:c="2"/>| <text:s text:c="2"/>| <text:s text:c="2"/>52 &lt; 14.5 : 2 (3/0)</text:p>
      <text:p text:style-name="P1">| <text:s text:c="2"/>| <text:s text:c="2"/>| <text:s text:c="2"/>| <text:s text:c="2"/>52 &gt;= 14.5</text:p>
      <text:p text:style-name="P1">| <text:s text:c="2"/>| <text:s text:c="2"/>| <text:s text:c="2"/>| <text:s text:c="2"/>| <text:s text:c="2"/>60 &lt; 6 : 2 (1/0)</text:p>
      <text:p text:style-name="P1">| <text:s text:c="2"/>| <text:s text:c="2"/>| <text:s text:c="2"/>| <text:s text:c="2"/>| <text:s text:c="2"/>60 &gt;= 6</text:p>
      <text:p text:style-name="P1">| <text:s text:c="2"/>| <text:s text:c="2"/>| <text:s text:c="2"/>| <text:s text:c="2"/>| <text:s text:c="2"/>| <text:s text:c="2"/>12 &lt; 14 : 2 (2/0)</text:p>
      <text:p text:style-name="P1">| <text:s text:c="2"/>| <text:s text:c="2"/>| <text:s text:c="2"/>| <text:s text:c="2"/>| <text:s text:c="2"/>| <text:s text:c="2"/>12 &gt;= 14 : 1 (1/0)</text:p>
      <text:p text:style-name="P1">| <text:s text:c="2"/>| <text:s text:c="2"/>| <text:s text:c="2"/>18 &gt;= 14.5</text:p>
      <text:p text:style-name="P1">| <text:s text:c="2"/>| <text:s text:c="2"/>| <text:s text:c="2"/>| <text:s text:c="2"/>25 &lt; 6</text:p>
      <text:p text:style-name="P1">| <text:s text:c="2"/>| <text:s text:c="2"/>| <text:s text:c="2"/>| <text:s text:c="2"/>| <text:s text:c="2"/>44 &lt; 7.5 : 6 (2/0)</text:p>
      <text:p text:style-name="P1">| <text:s text:c="2"/>| <text:s text:c="2"/>| <text:s text:c="2"/>| <text:s text:c="2"/>| <text:s text:c="2"/>44 &gt;= 7.5 : 2 (1/0)</text:p>
      <text:p text:style-name="P1">| <text:s text:c="2"/>| <text:s text:c="2"/>| <text:s text:c="2"/>| <text:s text:c="2"/>25 &gt;= 6 : 0 (1/0)</text:p>
      <text:p text:style-name="P1">| <text:s text:c="2"/>55 &gt;= 0.5</text:p>
      <text:p text:style-name="P1">| <text:s text:c="2"/>| <text:s text:c="2"/>29 &lt; 2.5 : 1 (1/0)</text:p>
      <text:p text:style-name="P1">| <text:s text:c="2"/>| <text:s text:c="2"/>29 &gt;= 2.5 : 2 (4/0)</text:p>
      <text:p text:style-name="P1"/>
      <text:p text:style-name="P1">Size of the tree : 113</text:p>
      <text:p text:style-name="P1"/>
      <text:p text:style-name="P1">Time taken to build model: 0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55 <text:s text:c="14"/>55 <text:s text:c="5"/>%</text:p>
      <text:p text:style-name="P1">Incorrectly Classified Instances <text:s text:c="7"/>45 <text:s text:c="14"/>45 <text:s text:c="5"/>%</text:p>
      <text:p text:style-name="P1">Kappa statistic <text:s text:c="25"/>0.4962</text:p>
      <text:p text:style-name="P1">Mean absolute error <text:s text:c="21"/>0.09 <text:s/></text:p>
      <text:p text:style-name="P1">Root mean squared error <text:s text:c="17"/>0.3 <text:s text:c="2"/></text:p>
      <text:p text:style-name="P1">Relative absolute error <text:s text:c="16"/>50.1449 %</text:p>
      <text:p text:style-name="P1">Root relative squared error <text:s text:c="11"/>100.0935 %</text:p>
      <text:p text:style-name="P1">Total Number of Instances <text:s text:c="13"/>100 <text:s text:c="4"/></text:p>
      <text:p text:style-name="P1"/>
      <text:p text:style-name="P1">=== Detailed Accuracy By Class ===</text:p>
      <text:p text:style-name="P1"><text:soft-page-break/></text:p>
      <text:p text:style-name="P1">TP Rate <text:s text:c="2"/>FP Rate <text:s text:c="2"/>Precision <text:s text:c="2"/>Recall <text:s/>F-Measure <text:s text:c="2"/>ROC Area <text:s/>Class</text:p>
      <text:p text:style-name="P1">0.8 <text:s text:c="6"/>0.011 <text:s text:c="5"/>0.889 <text:s text:c="4"/>0.8 <text:s text:c="6"/>0.842 <text:s text:c="5"/>0.894 <text:s text:c="3"/>0</text:p>
      <text:p text:style-name="P1">0.636 <text:s text:c="4"/>0.045 <text:s text:c="5"/>0.636 <text:s text:c="4"/>0.636 <text:s text:c="4"/>0.636 <text:s text:c="5"/>0.796 <text:s text:c="3"/>1</text:p>
      <text:p text:style-name="P1">0.636 <text:s text:c="4"/>0.056 <text:s text:c="5"/>0.583 <text:s text:c="4"/>0.636 <text:s text:c="4"/>0.609 <text:s text:c="5"/>0.79 <text:s text:c="4"/>2</text:p>
      <text:p text:style-name="P1">0.455 <text:s text:c="4"/>0.079 <text:s text:c="5"/>0.417 <text:s text:c="4"/>0.455 <text:s text:c="4"/>0.435 <text:s text:c="5"/>0.688 <text:s text:c="3"/>3</text:p>
      <text:p text:style-name="P1">0.583 <text:s text:c="4"/>0.045 <text:s text:c="5"/>0.636 <text:s text:c="4"/>0.583 <text:s text:c="4"/>0.609 <text:s text:c="5"/>0.769 <text:s text:c="3"/>4</text:p>
      <text:p text:style-name="P1">0 <text:s text:c="8"/>0.011 <text:s text:c="5"/>0 <text:s text:c="8"/>0 <text:s text:c="8"/>0 <text:s text:c="9"/>0.495 <text:s text:c="3"/>5</text:p>
      <text:p text:style-name="P1">0.625 <text:s text:c="4"/>0 <text:s text:c="9"/>1 <text:s text:c="8"/>0.625 <text:s text:c="4"/>0.769 <text:s text:c="5"/>0.813 <text:s text:c="3"/>6</text:p>
      <text:p text:style-name="P1">0.667 <text:s text:c="4"/>0.045 <text:s text:c="5"/>0.667 <text:s text:c="4"/>0.667 <text:s text:c="4"/>0.667 <text:s text:c="5"/>0.811 <text:s text:c="3"/>7</text:p>
      <text:p text:style-name="P1">0.444 <text:s text:c="4"/>0.099 <text:s text:c="5"/>0.308 <text:s text:c="4"/>0.444 <text:s text:c="4"/>0.364 <text:s text:c="5"/>0.673 <text:s text:c="3"/>8</text:p>
      <text:p text:style-name="P1">0.364 <text:s text:c="4"/>0.112 <text:s text:c="5"/>0.286 <text:s text:c="4"/>0.364 <text:s text:c="4"/>0.32 <text:s text:c="6"/>0.626 <text:s text:c="3"/>9</text:p>
      <text:p text:style-name="P1">Weighted Avg. <text:s text:c="3"/>0.55 <text:s text:c="5"/>0.054 <text:s text:c="5"/>0.564 <text:s text:c="4"/>0.55 <text:s text:c="5"/>0.552 <text:s text:c="5"/>0.748</text:p>
      <text:p text:style-name="P1"/>
      <text:p text:style-name="P1">=== Confusion Matrix ===</text:p>
      <text:p text:style-name="P1"/>
      <text:p text:style-name="P1">a b c d e f g h i j <text:s text:c="2"/>&lt;-- classified as</text:p>
      <text:p text:style-name="P1">8 0 0 0 0 0 0 0 1 1 | a = 0</text:p>
      <text:p text:style-name="P1">0 7 0 1 1 0 0 1 0 1 | b = 1</text:p>
      <text:p text:style-name="P1">0 1 7 2 0 0 0 0 1 0 | c = 2</text:p>
      <text:p text:style-name="P1">0 0 0 5 0 0 0 1 4 1 | d = 3</text:p>
      <text:p text:style-name="P1">0 0 1 0 7 0 0 1 1 2 | e = 4</text:p>
      <text:p text:style-name="P1">0 0 1 1 0 0 0 0 0 3 | f = 5</text:p>
      <text:p text:style-name="P1">1 0 1 0 0 0 5 0 1 0 | g = 6</text:p>
      <text:p text:style-name="P1">0 1 0 1 0 0 0 8 0 2 | h = 7</text:p>
      <text:p text:style-name="P1">0 1 2 1 0 0 0 1 4 0 | i = 8</text:p>
      <text:p text:style-name="P1">0 1 0 1 3 1 0 0 1 4 | j = 9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 </text:p>
      <text:p text:style-name="P1"/>
      <text:p text:style-name="P1">=== Run information ===</text:p>
      <text:p text:style-name="P1"/>
      <text:p text:style-name="P1">Scheme:weka.classifiers.trees.RandomTree -K 10 -M 1.0 -S 1</text:p>
      <text:p text:style-name="P1">Relation: <text:s text:c="4"/>optrainingDROP</text:p>
      <text:p text:style-name="P1">Instances: <text:s text:c="3"/>1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<text:soft-page-break/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/>
      <text:p text:style-name="P1">RandomTree</text:p>
      <text:p text:style-name="P1">==========</text:p>
      <text:p text:style-name="P1"/>
      <text:p text:style-name="P1">51 &lt; 12.5</text:p>
      <text:p text:style-name="P1"><text:soft-page-break/>| <text:s text:c="2"/>28 &lt; 9.5</text:p>
      <text:p text:style-name="P1">| <text:s text:c="2"/>| <text:s text:c="2"/>13 &lt; 2.5</text:p>
      <text:p text:style-name="P1">| <text:s text:c="2"/>| <text:s text:c="2"/>| <text:s text:c="2"/>44 &lt; 6.5</text:p>
      <text:p text:style-name="P1">| <text:s text:c="2"/>| <text:s text:c="2"/>| <text:s text:c="2"/>| <text:s text:c="2"/>20 &lt; 6 : 6 (6/0)</text:p>
      <text:p text:style-name="P1">| <text:s text:c="2"/>| <text:s text:c="2"/>| <text:s text:c="2"/>| <text:s text:c="2"/>20 &gt;= 6 : 5 (1/0)</text:p>
      <text:p text:style-name="P1">| <text:s text:c="2"/>| <text:s text:c="2"/>| <text:s text:c="2"/>44 &gt;= 6.5 : 4 (5/0)</text:p>
      <text:p text:style-name="P1">| <text:s text:c="2"/>| <text:s text:c="2"/>13 &gt;= 2.5</text:p>
      <text:p text:style-name="P1">| <text:s text:c="2"/>| <text:s text:c="2"/>| <text:s text:c="2"/>4 &lt; 12.5 : 0 (9/0)</text:p>
      <text:p text:style-name="P1">| <text:s text:c="2"/>| <text:s text:c="2"/>| <text:s text:c="2"/>4 &gt;= 12.5 : 5 (1/0)</text:p>
      <text:p text:style-name="P1">| <text:s text:c="2"/>28 &gt;= 9.5</text:p>
      <text:p text:style-name="P1">| <text:s text:c="2"/>| <text:s text:c="2"/>3 &lt; 7</text:p>
      <text:p text:style-name="P1">| <text:s text:c="2"/>| <text:s text:c="2"/>| <text:s text:c="2"/>61 &lt; 10.5</text:p>
      <text:p text:style-name="P1">| <text:s text:c="2"/>| <text:s text:c="2"/>| <text:s text:c="2"/>| <text:s text:c="2"/>19 &lt; 8.5</text:p>
      <text:p text:style-name="P1">| <text:s text:c="2"/>| <text:s text:c="2"/>| <text:s text:c="2"/>| <text:s text:c="2"/>| <text:s text:c="2"/>37 &lt; 12 : 4 (2/0)</text:p>
      <text:p text:style-name="P1">| <text:s text:c="2"/>| <text:s text:c="2"/>| <text:s text:c="2"/>| <text:s text:c="2"/>| <text:s text:c="2"/>37 &gt;= 12 : 9 (6/0)</text:p>
      <text:p text:style-name="P1">| <text:s text:c="2"/>| <text:s text:c="2"/>| <text:s text:c="2"/>| <text:s text:c="2"/>19 &gt;= 8.5 : 4 (5/0)</text:p>
      <text:p text:style-name="P1">| <text:s text:c="2"/>| <text:s text:c="2"/>| <text:s text:c="2"/>61 &gt;= 10.5 : 1 (8/0)</text:p>
      <text:p text:style-name="P1">| <text:s text:c="2"/>| <text:s text:c="2"/>3 &gt;= 7</text:p>
      <text:p text:style-name="P1">| <text:s text:c="2"/>| <text:s text:c="2"/>| <text:s text:c="2"/>45 &lt; 8.5</text:p>
      <text:p text:style-name="P1">| <text:s text:c="2"/>| <text:s text:c="2"/>| <text:s text:c="2"/>| <text:s text:c="2"/>30 &lt; 1</text:p>
      <text:p text:style-name="P1">| <text:s text:c="2"/>| <text:s text:c="2"/>| <text:s text:c="2"/>| <text:s text:c="2"/>| <text:s text:c="2"/>5 &lt; 0.5 : 1 (1/0)</text:p>
      <text:p text:style-name="P1">| <text:s text:c="2"/>| <text:s text:c="2"/>| <text:s text:c="2"/>| <text:s text:c="2"/>| <text:s text:c="2"/>5 &gt;= 0.5 : 8 (5/0)</text:p>
      <text:p text:style-name="P1">| <text:s text:c="2"/>| <text:s text:c="2"/>| <text:s text:c="2"/>| <text:s text:c="2"/>30 &gt;= 1 : 9 (3/0)</text:p>
      <text:p text:style-name="P1">| <text:s text:c="2"/>| <text:s text:c="2"/>| <text:s text:c="2"/>45 &gt;= 8.5</text:p>
      <text:p text:style-name="P1">| <text:s text:c="2"/>| <text:s text:c="2"/>| <text:s text:c="2"/>| <text:s text:c="2"/>46 &lt; 1.5</text:p>
      <text:p text:style-name="P1">| <text:s text:c="2"/>| <text:s text:c="2"/>| <text:s text:c="2"/>| <text:s text:c="2"/>| <text:s text:c="2"/>11 &lt; 8 : 8 (1/0)</text:p>
      <text:p text:style-name="P1">| <text:s text:c="2"/>| <text:s text:c="2"/>| <text:s text:c="2"/>| <text:s text:c="2"/>| <text:s text:c="2"/>11 &gt;= 8 : 5 (3/0)</text:p>
      <text:p text:style-name="P1">| <text:s text:c="2"/>| <text:s text:c="2"/>| <text:s text:c="2"/>| <text:s text:c="2"/>46 &gt;= 1.5</text:p>
      <text:p text:style-name="P1">| <text:s text:c="2"/>| <text:s text:c="2"/>| <text:s text:c="2"/>| <text:s text:c="2"/>| <text:s text:c="2"/>18 &lt; 12 : 3 (11/0)</text:p>
      <text:p text:style-name="P1">| <text:s text:c="2"/>| <text:s text:c="2"/>| <text:s text:c="2"/>| <text:s text:c="2"/>| <text:s text:c="2"/>18 &gt;= 12 : 8 (3/0)</text:p>
      <text:p text:style-name="P1">51 &gt;= 12.5</text:p>
      <text:p text:style-name="P1">| <text:s text:c="2"/>53 &lt; 2</text:p>
      <text:p text:style-name="P1">| <text:s text:c="2"/>| <text:s text:c="2"/>37 &lt; 9.5</text:p>
      <text:p text:style-name="P1">| <text:s text:c="2"/>| <text:s text:c="2"/>| <text:s text:c="2"/>6 &lt; 2 : 9 (1/0)</text:p>
      <text:p text:style-name="P1">| <text:s text:c="2"/>| <text:s text:c="2"/>| <text:s text:c="2"/>6 &gt;= 2</text:p>
      <text:p text:style-name="P1">| <text:s text:c="2"/>| <text:s text:c="2"/>| <text:s text:c="2"/>| <text:s text:c="2"/>13 &lt; 7.5 : 9 (1/0)</text:p>
      <text:p text:style-name="P1">| <text:s text:c="2"/>| <text:s text:c="2"/>| <text:s text:c="2"/>| <text:s text:c="2"/>13 &gt;= 7.5 : 7 (2/0)</text:p>
      <text:p text:style-name="P1">| <text:s text:c="2"/>| <text:s text:c="2"/>37 &gt;= 9.5 : 7 (10/0)</text:p>
      <text:p text:style-name="P1">| <text:s text:c="2"/>53 &gt;= 2</text:p>
      <text:p text:style-name="P1">| <text:s text:c="2"/>| <text:s text:c="2"/>10 &lt; 11.5</text:p>
      <text:p text:style-name="P1">| <text:s text:c="2"/>| <text:s text:c="2"/>| <text:s text:c="2"/>27 &lt; 9.5 : 6 (2/0)</text:p>
      <text:p text:style-name="P1">| <text:s text:c="2"/>| <text:s text:c="2"/>| <text:s text:c="2"/>27 &gt;= 9.5 : 1 (2/0)</text:p>
      <text:p text:style-name="P1">| <text:s text:c="2"/>| <text:s text:c="2"/>10 &gt;= 11.5</text:p>
      <text:p text:style-name="P1">| <text:s text:c="2"/>| <text:s text:c="2"/>| <text:s text:c="2"/>25 &lt; 6.5 : 2 (11/0)</text:p>
      <text:p text:style-name="P1">| <text:s text:c="2"/>| <text:s text:c="2"/>| <text:s text:c="2"/>25 &gt;= 6.5 : 0 (1/0)</text:p>
      <text:p text:style-name="P1"/>
      <text:p text:style-name="P1">Size of the tree : 47</text:p>
      <text:p text:style-name="P1"/>
      <text:p text:style-name="P1">Time taken to build model: 0 seconds</text:p>
      <text:p text:style-name="P1"/>
      <text:p text:style-name="P1">=== Stratified cross-validation ===</text:p>
      <text:p text:style-name="P1">=== Summary ===</text:p>
      <text:p text:style-name="P1"><text:soft-page-break/></text:p>
      <text:p text:style-name="P1">Correctly Classified Instances <text:s text:c="9"/>65 <text:s text:c="14"/>65 <text:s text:c="5"/>%</text:p>
      <text:p text:style-name="P1">Incorrectly Classified Instances <text:s text:c="7"/>35 <text:s text:c="14"/>35 <text:s text:c="5"/>%</text:p>
      <text:p text:style-name="P1">Kappa statistic <text:s text:c="25"/>0.6095</text:p>
      <text:p text:style-name="P1">Mean absolute error <text:s text:c="21"/>0.07 <text:s/></text:p>
      <text:p text:style-name="P1">Root mean squared error <text:s text:c="17"/>0.2646</text:p>
      <text:p text:style-name="P1">Relative absolute error <text:s text:c="16"/>39.0016 %</text:p>
      <text:p text:style-name="P1">Root relative squared error <text:s text:c="12"/>88.2741 %</text:p>
      <text:p text:style-name="P1">Total Number of Instances <text:s text:c="13"/>1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7 <text:s text:c="6"/>0.022 <text:s text:c="5"/>0.778 <text:s text:c="4"/>0.7 <text:s text:c="6"/>0.737 <text:s text:c="5"/>0.839 <text:s text:c="3"/>0</text:p>
      <text:p text:style-name="P1">0.727 <text:s text:c="4"/>0.067 <text:s text:c="5"/>0.571 <text:s text:c="4"/>0.727 <text:s text:c="4"/>0.64 <text:s text:c="6"/>0.83 <text:s text:c="4"/>1</text:p>
      <text:p text:style-name="P1">0.818 <text:s text:c="4"/>0.022 <text:s text:c="5"/>0.818 <text:s text:c="4"/>0.818 <text:s text:c="4"/>0.818 <text:s text:c="5"/>0.898 <text:s text:c="3"/>2</text:p>
      <text:p text:style-name="P1">0.545 <text:s text:c="4"/>0.034 <text:s text:c="5"/>0.667 <text:s text:c="4"/>0.545 <text:s text:c="4"/>0.6 <text:s text:c="7"/>0.756 <text:s text:c="3"/>3</text:p>
      <text:p text:style-name="P1">0.417 <text:s text:c="4"/>0.045 <text:s text:c="5"/>0.556 <text:s text:c="4"/>0.417 <text:s text:c="4"/>0.476 <text:s text:c="5"/>0.686 <text:s text:c="3"/>4</text:p>
      <text:p text:style-name="P1">0 <text:s text:c="8"/>0.032 <text:s text:c="5"/>0 <text:s text:c="8"/>0 <text:s text:c="8"/>0 <text:s text:c="9"/>0.484 <text:s text:c="3"/>5</text:p>
      <text:p text:style-name="P1">0.875 <text:s text:c="4"/>0.033 <text:s text:c="5"/>0.7 <text:s text:c="6"/>0.875 <text:s text:c="4"/>0.778 <text:s text:c="5"/>0.921 <text:s text:c="3"/>6</text:p>
      <text:p text:style-name="P1">0.833 <text:s text:c="4"/>0.011 <text:s text:c="5"/>0.909 <text:s text:c="4"/>0.833 <text:s text:c="4"/>0.87 <text:s text:c="6"/>0.911 <text:s text:c="3"/>7</text:p>
      <text:p text:style-name="P1">0.778 <text:s text:c="4"/>0.066 <text:s text:c="5"/>0.538 <text:s text:c="4"/>0.778 <text:s text:c="4"/>0.636 <text:s text:c="5"/>0.856 <text:s text:c="3"/>8</text:p>
      <text:p text:style-name="P1">0.545 <text:s text:c="4"/>0.056 <text:s text:c="5"/>0.545 <text:s text:c="4"/>0.545 <text:s text:c="4"/>0.545 <text:s text:c="5"/>0.745 <text:s text:c="3"/>9</text:p>
      <text:p text:style-name="P1">Weighted Avg. <text:s text:c="3"/>0.65 <text:s text:c="5"/>0.039 <text:s text:c="5"/>0.644 <text:s text:c="4"/>0.65 <text:s text:c="5"/>0.641 <text:s text:c="5"/>0.806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7 <text:s/>0 <text:s/>1 <text:s/>0 <text:s/>1 <text:s/>1 <text:s/>0 <text:s/>0 <text:s/>0 <text:s/>0 | <text:s/>a = 0</text:p>
      <text:p text:style-name="P1">0 <text:s/>8 <text:s/>0 <text:s/>0 <text:s/>1 <text:s/>1 <text:s/>0 <text:s/>0 <text:s/>1 <text:s/>0 | <text:s/>b = 1</text:p>
      <text:p text:style-name="P1">0 <text:s/>1 <text:s/>9 <text:s/>1 <text:s/>0 <text:s/>0 <text:s/>0 <text:s/>0 <text:s/>0 <text:s/>0 | <text:s/>c = 2</text:p>
      <text:p text:style-name="P1">0 <text:s/>0 <text:s/>1 <text:s/>6 <text:s/>0 <text:s/>1 <text:s/>0 <text:s/>0 <text:s/>2 <text:s/>1 | <text:s/>d = 3</text:p>
      <text:p text:style-name="P1">0 <text:s/>4 <text:s/>0 <text:s/>0 <text:s/>5 <text:s/>0 <text:s/>1 <text:s/>0 <text:s/>0 <text:s/>2 | <text:s/>e = 4</text:p>
      <text:p text:style-name="P1">1 <text:s/>0 <text:s/>0 <text:s/>1 <text:s/>0 <text:s/>0 <text:s/>0 <text:s/>0 <text:s/>2 <text:s/>1 | <text:s/>f = 5</text:p>
      <text:p text:style-name="P1">0 <text:s/>0 <text:s/>0 <text:s/>0 <text:s/>0 <text:s/>0 <text:s/>7 <text:s/>0 <text:s/>1 <text:s/>0 | <text:s/>g = 6</text:p>
      <text:p text:style-name="P1">0 <text:s/>0 <text:s/>0 <text:s/>1 <text:s/>0 <text:s/>0 <text:s/>0 10 <text:s/>0 <text:s/>1 | <text:s/>h = 7</text:p>
      <text:p text:style-name="P1">0 <text:s/>0 <text:s/>0 <text:s/>0 <text:s/>0 <text:s/>0 <text:s/>2 <text:s/>0 <text:s/>7 <text:s/>0 | <text:s/>i = 8</text:p>
      <text:p text:style-name="P1">1 <text:s/>1 <text:s/>0 <text:s/>0 <text:s/>2 <text:s/>0 <text:s/>0 <text:s/>1 <text:s/>0 <text:s/>6 | <text:s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5</text:p>
      <text:p text:style-name="P1"/>
      <text:p text:style-name="P1">=== Run information ===</text:p>
      <text:p text:style-name="P1"/>
      <text:p text:style-name="P1">Scheme:weka.classifiers.trees.RandomTree -K 15 -M 1.0 -S 1</text:p>
      <text:p text:style-name="P1">Relation: <text:s text:c="4"/>optrainingDROP</text:p>
      <text:p text:style-name="P1">Instances: <text:s text:c="3"/>100</text:p>
      <text:p text:style-name="P1">Attributes: <text:s text:c="2"/>55</text:p>
      <text:p text:style-name="P1"><text:soft-page-break/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<text:soft-page-break/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/>
      <text:p text:style-name="P1">RandomTree</text:p>
      <text:p text:style-name="P1">==========</text:p>
      <text:p text:style-name="P1"/>
      <text:p text:style-name="P1">52 &lt; 9.5</text:p>
      <text:p text:style-name="P1">| <text:s text:c="2"/>53 &lt; 12.5</text:p>
      <text:p text:style-name="P1">| <text:s text:c="2"/>| <text:s text:c="2"/>18 &lt; 6.5 : 7 (12/0)</text:p>
      <text:p text:style-name="P1">| <text:s text:c="2"/>| <text:s text:c="2"/>18 &gt;= 6.5</text:p>
      <text:p text:style-name="P1">| <text:s text:c="2"/>| <text:s text:c="2"/>| <text:s text:c="2"/>22 &lt; 2 : 6 (6/0)</text:p>
      <text:p text:style-name="P1">| <text:s text:c="2"/>| <text:s text:c="2"/>| <text:s text:c="2"/>22 &gt;= 2 : 9 (4/0)</text:p>
      <text:p text:style-name="P1">| <text:s text:c="2"/>53 &gt;= 12.5</text:p>
      <text:p text:style-name="P1">| <text:s text:c="2"/>| <text:s text:c="2"/>25 &lt; 2.5</text:p>
      <text:p text:style-name="P1">| <text:s text:c="2"/>| <text:s text:c="2"/>| <text:s text:c="2"/>5 &lt; 1.5 : 6 (2/0)</text:p>
      <text:p text:style-name="P1">| <text:s text:c="2"/>| <text:s text:c="2"/>| <text:s text:c="2"/>5 &gt;= 1.5</text:p>
      <text:p text:style-name="P1">| <text:s text:c="2"/>| <text:s text:c="2"/>| <text:s text:c="2"/>| <text:s text:c="2"/>37 &lt; 8.5 : 8 (2/0)</text:p>
      <text:p text:style-name="P1">| <text:s text:c="2"/>| <text:s text:c="2"/>| <text:s text:c="2"/>| <text:s text:c="2"/>37 &gt;= 8.5 : 3 (7/0)</text:p>
      <text:p text:style-name="P1">| <text:s text:c="2"/>| <text:s text:c="2"/>25 &gt;= 2.5</text:p>
      <text:p text:style-name="P1">| <text:s text:c="2"/>| <text:s text:c="2"/>| <text:s text:c="2"/>28 &lt; 6.5 : 0 (4/0)</text:p>
      <text:p text:style-name="P1">| <text:s text:c="2"/>| <text:s text:c="2"/>| <text:s text:c="2"/>28 &gt;= 6.5 : 8 (6/0)</text:p>
      <text:p text:style-name="P1">52 &gt;= 9.5</text:p>
      <text:p text:style-name="P1">| <text:s text:c="2"/>62 &lt; 0.5</text:p>
      <text:p text:style-name="P1">| <text:s text:c="2"/>| <text:s text:c="2"/>59 &lt; 8.5</text:p>
      <text:p text:style-name="P1">| <text:s text:c="2"/>| <text:s text:c="2"/>| <text:s text:c="2"/>14 &lt; 14.5</text:p>
      <text:p text:style-name="P1">| <text:s text:c="2"/>| <text:s text:c="2"/>| <text:s text:c="2"/>| <text:s text:c="2"/>20 &lt; 11.5 : 4 (11/0)</text:p>
      <text:p text:style-name="P1">| <text:s text:c="2"/>| <text:s text:c="2"/>| <text:s text:c="2"/>| <text:s text:c="2"/>20 &gt;= 11.5 : 9 (1/0)</text:p>
      <text:p text:style-name="P1">| <text:s text:c="2"/>| <text:s text:c="2"/>| <text:s text:c="2"/>14 &gt;= 14.5</text:p>
      <text:p text:style-name="P1">| <text:s text:c="2"/>| <text:s text:c="2"/>| <text:s text:c="2"/>| <text:s text:c="2"/>30 &lt; 11 : 9 (4/0)</text:p>
      <text:p text:style-name="P1">| <text:s text:c="2"/>| <text:s text:c="2"/>| <text:s text:c="2"/>| <text:s text:c="2"/>30 &gt;= 11 : 4 (1/0)</text:p>
      <text:p text:style-name="P1">| <text:s text:c="2"/>| <text:s text:c="2"/>59 &gt;= 8.5</text:p>
      <text:p text:style-name="P1">| <text:s text:c="2"/>| <text:s text:c="2"/>| <text:s text:c="2"/>27 &lt; 4.5 : 0 (6/0)</text:p>
      <text:p text:style-name="P1">| <text:s text:c="2"/>| <text:s text:c="2"/>| <text:s text:c="2"/>27 &gt;= 4.5</text:p>
      <text:p text:style-name="P1">| <text:s text:c="2"/>| <text:s text:c="2"/>| <text:s text:c="2"/>| <text:s text:c="2"/>18 &lt; 7 : 3 (4/0)</text:p>
      <text:p text:style-name="P1">| <text:s text:c="2"/>| <text:s text:c="2"/>| <text:s text:c="2"/>| <text:s text:c="2"/>18 &gt;= 7</text:p>
      <text:p text:style-name="P1">| <text:s text:c="2"/>| <text:s text:c="2"/>| <text:s text:c="2"/>| <text:s text:c="2"/>| <text:s text:c="2"/>45 &lt; 8.5</text:p>
      <text:p text:style-name="P1">| <text:s text:c="2"/>| <text:s text:c="2"/>| <text:s text:c="2"/>| <text:s text:c="2"/>| <text:s text:c="2"/>| <text:s text:c="2"/>6 &lt; 4 : 9 (2/0)</text:p>
      <text:p text:style-name="P1">| <text:s text:c="2"/>| <text:s text:c="2"/>| <text:s text:c="2"/>| <text:s text:c="2"/>| <text:s text:c="2"/>| <text:s text:c="2"/>6 &gt;= 4 : 8 (1/0)</text:p>
      <text:p text:style-name="P1">| <text:s text:c="2"/>| <text:s text:c="2"/>| <text:s text:c="2"/>| <text:s text:c="2"/>| <text:s text:c="2"/>45 &gt;= 8.5</text:p>
      <text:p text:style-name="P1">| <text:s text:c="2"/>| <text:s text:c="2"/>| <text:s text:c="2"/>| <text:s text:c="2"/>| <text:s text:c="2"/>| <text:s text:c="2"/>13 &lt; 15 : 5 (5/0)</text:p>
      <text:p text:style-name="P1">| <text:s text:c="2"/>| <text:s text:c="2"/>| <text:s text:c="2"/>| <text:s text:c="2"/>| <text:s text:c="2"/>| <text:s text:c="2"/>13 &gt;= 15 : 1 (1/0)</text:p>
      <text:p text:style-name="P1">| <text:s text:c="2"/>62 &gt;= 0.5</text:p>
      <text:p text:style-name="P1">| <text:s text:c="2"/>| <text:s text:c="2"/>27 &lt; 12 : 2 (11/0)</text:p>
      <text:p text:style-name="P1">| <text:s text:c="2"/>| <text:s text:c="2"/>27 &gt;= 12 : 1 (10/0)</text:p>
      <text:p text:style-name="P1"/>
      <text:p text:style-name="P1">Size of the tree : 39</text:p>
      <text:p text:style-name="P1"/>
      <text:p text:style-name="P1"><text:soft-page-break/>Time taken to build model: 0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68 <text:s text:c="14"/>68 <text:s text:c="5"/>%</text:p>
      <text:p text:style-name="P1">Incorrectly Classified Instances <text:s text:c="7"/>32 <text:s text:c="14"/>32 <text:s text:c="5"/>%</text:p>
      <text:p text:style-name="P1">Kappa statistic <text:s text:c="25"/>0.6431</text:p>
      <text:p text:style-name="P1">Mean absolute error <text:s text:c="21"/>0.064 </text:p>
      <text:p text:style-name="P1">Root mean squared error <text:s text:c="17"/>0.253 </text:p>
      <text:p text:style-name="P1">Relative absolute error <text:s text:c="16"/>35.6586 %</text:p>
      <text:p text:style-name="P1">Root relative squared error <text:s text:c="12"/>84.4062 %</text:p>
      <text:p text:style-name="P1">Total Number of Instances <text:s text:c="13"/>1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7 <text:s text:c="6"/>0.067 <text:s text:c="5"/>0.538 <text:s text:c="4"/>0.7 <text:s text:c="6"/>0.609 <text:s text:c="5"/>0.817 <text:s text:c="3"/>0</text:p>
      <text:p text:style-name="P1">0.636 <text:s text:c="4"/>0 <text:s text:c="9"/>1 <text:s text:c="8"/>0.636 <text:s text:c="4"/>0.778 <text:s text:c="5"/>0.818 <text:s text:c="3"/>1</text:p>
      <text:p text:style-name="P1">0.909 <text:s text:c="4"/>0.011 <text:s text:c="5"/>0.909 <text:s text:c="4"/>0.909 <text:s text:c="4"/>0.909 <text:s text:c="5"/>0.949 <text:s text:c="3"/>2</text:p>
      <text:p text:style-name="P1">0.636 <text:s text:c="4"/>0.056 <text:s text:c="5"/>0.583 <text:s text:c="4"/>0.636 <text:s text:c="4"/>0.609 <text:s text:c="5"/>0.79 <text:s text:c="4"/>3</text:p>
      <text:p text:style-name="P1">0.5 <text:s text:c="6"/>0.057 <text:s text:c="5"/>0.545 <text:s text:c="4"/>0.5 <text:s text:c="6"/>0.522 <text:s text:c="5"/>0.722 <text:s text:c="3"/>4</text:p>
      <text:p text:style-name="P1">0.4 <text:s text:c="6"/>0.042 <text:s text:c="5"/>0.333 <text:s text:c="4"/>0.4 <text:s text:c="6"/>0.364 <text:s text:c="5"/>0.679 <text:s text:c="3"/>5</text:p>
      <text:p text:style-name="P1">0.875 <text:s text:c="4"/>0 <text:s text:c="9"/>1 <text:s text:c="8"/>0.875 <text:s text:c="4"/>0.933 <text:s text:c="5"/>0.938 <text:s text:c="3"/>6</text:p>
      <text:p text:style-name="P1">0.917 <text:s text:c="4"/>0 <text:s text:c="9"/>1 <text:s text:c="8"/>0.917 <text:s text:c="4"/>0.957 <text:s text:c="5"/>0.958 <text:s text:c="3"/>7</text:p>
      <text:p text:style-name="P1">0.556 <text:s text:c="4"/>0.044 <text:s text:c="5"/>0.556 <text:s text:c="4"/>0.556 <text:s text:c="4"/>0.556 <text:s text:c="5"/>0.756 <text:s text:c="3"/>8</text:p>
      <text:p text:style-name="P1">0.545 <text:s text:c="4"/>0.079 <text:s text:c="5"/>0.462 <text:s text:c="4"/>0.545 <text:s text:c="4"/>0.5 <text:s text:c="7"/>0.733 <text:s text:c="3"/>9</text:p>
      <text:p text:style-name="P1">Weighted Avg. <text:s text:c="3"/>0.68 <text:s text:c="5"/>0.036 <text:s text:c="5"/>0.711 <text:s text:c="4"/>0.68 <text:s text:c="5"/>0.689 <text:s text:c="5"/>0.822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7 <text:s/>0 <text:s/>0 <text:s/>0 <text:s/>0 <text:s/>2 <text:s/>0 <text:s/>0 <text:s/>1 <text:s/>0 | <text:s/>a = 0</text:p>
      <text:p text:style-name="P1">0 <text:s/>7 <text:s/>0 <text:s/>2 <text:s/>1 <text:s/>0 <text:s/>0 <text:s/>0 <text:s/>1 <text:s/>0 | <text:s/>b = 1</text:p>
      <text:p text:style-name="P1">0 <text:s/>0 10 <text:s/>1 <text:s/>0 <text:s/>0 <text:s/>0 <text:s/>0 <text:s/>0 <text:s/>0 | <text:s/>c = 2</text:p>
      <text:p text:style-name="P1">1 <text:s/>0 <text:s/>0 <text:s/>7 <text:s/>0 <text:s/>1 <text:s/>0 <text:s/>0 <text:s/>2 <text:s/>0 | <text:s/>d = 3</text:p>
      <text:p text:style-name="P1">2 <text:s/>0 <text:s/>1 <text:s/>0 <text:s/>6 <text:s/>0 <text:s/>0 <text:s/>0 <text:s/>0 <text:s/>3 | <text:s/>e = 4</text:p>
      <text:p text:style-name="P1">1 <text:s/>0 <text:s/>0 <text:s/>0 <text:s/>0 <text:s/>2 <text:s/>0 <text:s/>0 <text:s/>0 <text:s/>2 | <text:s/>f = 5</text:p>
      <text:p text:style-name="P1">1 <text:s/>0 <text:s/>0 <text:s/>0 <text:s/>0 <text:s/>0 <text:s/>7 <text:s/>0 <text:s/>0 <text:s/>0 | <text:s/>g = 6</text:p>
      <text:p text:style-name="P1">0 <text:s/>0 <text:s/>0 <text:s/>0 <text:s/>0 <text:s/>0 <text:s/>0 11 <text:s/>0 <text:s/>1 | <text:s/>h = 7</text:p>
      <text:p text:style-name="P1">0 <text:s/>0 <text:s/>0 <text:s/>2 <text:s/>0 <text:s/>1 <text:s/>0 <text:s/>0 <text:s/>5 <text:s/>1 | <text:s/>i = 8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8</text:p>
      <text:p text:style-name="P1">=== Run information ===</text:p>
      <text:p text:style-name="P1"/>
      <text:p text:style-name="P1">Scheme:weka.classifiers.trees.RandomTree -K 18 -M 1.0 -S 1</text:p>
      <text:p text:style-name="P1">Relation: <text:s text:c="4"/>optrainingDROP</text:p>
      <text:p text:style-name="P1">Instances: <text:s text:c="3"/>100</text:p>
      <text:p text:style-name="P1">Attributes: <text:s text:c="2"/>55</text:p>
      <text:p text:style-name="P1"><text:soft-page-break/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<text:soft-page-break/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/>
      <text:p text:style-name="P1">RandomTree</text:p>
      <text:p text:style-name="P1">==========</text:p>
      <text:p text:style-name="P1"/>
      <text:p text:style-name="P1">52 &lt; 9.5</text:p>
      <text:p text:style-name="P1">| <text:s text:c="2"/>28 &lt; 9.5</text:p>
      <text:p text:style-name="P1">| <text:s text:c="2"/>| <text:s text:c="2"/>13 &lt; 4.5 : 6 (8/0)</text:p>
      <text:p text:style-name="P1">| <text:s text:c="2"/>| <text:s text:c="2"/>13 &gt;= 4.5 : 0 (4/0)</text:p>
      <text:p text:style-name="P1">| <text:s text:c="2"/>28 &gt;= 9.5</text:p>
      <text:p text:style-name="P1">| <text:s text:c="2"/>| <text:s text:c="2"/>53 &lt; 11</text:p>
      <text:p text:style-name="P1">| <text:s text:c="2"/>| <text:s text:c="2"/>| <text:s text:c="2"/>4 &lt; 13.5 : 9 (3/0)</text:p>
      <text:p text:style-name="P1">| <text:s text:c="2"/>| <text:s text:c="2"/>| <text:s text:c="2"/>4 &gt;= 13.5</text:p>
      <text:p text:style-name="P1">| <text:s text:c="2"/>| <text:s text:c="2"/>| <text:s text:c="2"/>| <text:s text:c="2"/>17 &lt; 0.5 : 7 (12/0)</text:p>
      <text:p text:style-name="P1">| <text:s text:c="2"/>| <text:s text:c="2"/>| <text:s text:c="2"/>| <text:s text:c="2"/>17 &gt;= 0.5 : 9 (1/0)</text:p>
      <text:p text:style-name="P1">| <text:s text:c="2"/>| <text:s text:c="2"/>53 &gt;= 11</text:p>
      <text:p text:style-name="P1">| <text:s text:c="2"/>| <text:s text:c="2"/>| <text:s text:c="2"/>18 &lt; 12</text:p>
      <text:p text:style-name="P1">| <text:s text:c="2"/>| <text:s text:c="2"/>| <text:s text:c="2"/>| <text:s text:c="2"/>26 &lt; 15 : 3 (7/0)</text:p>
      <text:p text:style-name="P1">| <text:s text:c="2"/>| <text:s text:c="2"/>| <text:s text:c="2"/>| <text:s text:c="2"/>26 &gt;= 15 : 8 (1/0)</text:p>
      <text:p text:style-name="P1">| <text:s text:c="2"/>| <text:s text:c="2"/>| <text:s text:c="2"/>18 &gt;= 12 : 8 (7/0)</text:p>
      <text:p text:style-name="P1">52 &gt;= 9.5</text:p>
      <text:p text:style-name="P1">| <text:s text:c="2"/>3 &lt; 10.5</text:p>
      <text:p text:style-name="P1">| <text:s text:c="2"/>| <text:s text:c="2"/>20 &lt; 15</text:p>
      <text:p text:style-name="P1">| <text:s text:c="2"/>| <text:s text:c="2"/>| <text:s text:c="2"/>10 &lt; 5.5</text:p>
      <text:p text:style-name="P1">| <text:s text:c="2"/>| <text:s text:c="2"/>| <text:s text:c="2"/>| <text:s text:c="2"/>20 &lt; 0.5</text:p>
      <text:p text:style-name="P1">| <text:s text:c="2"/>| <text:s text:c="2"/>| <text:s text:c="2"/>| <text:s text:c="2"/>| <text:s text:c="2"/>44 &lt; 11 : 9 (2/0)</text:p>
      <text:p text:style-name="P1">| <text:s text:c="2"/>| <text:s text:c="2"/>| <text:s text:c="2"/>| <text:s text:c="2"/>| <text:s text:c="2"/>44 &gt;= 11 : 4 (3/0)</text:p>
      <text:p text:style-name="P1">| <text:s text:c="2"/>| <text:s text:c="2"/>| <text:s text:c="2"/>| <text:s text:c="2"/>20 &gt;= 0.5 : 4 (9/0)</text:p>
      <text:p text:style-name="P1">| <text:s text:c="2"/>| <text:s text:c="2"/>| <text:s text:c="2"/>10 &gt;= 5.5</text:p>
      <text:p text:style-name="P1">| <text:s text:c="2"/>| <text:s text:c="2"/>| <text:s text:c="2"/>| <text:s text:c="2"/>2 &lt; 4.5 : 9 (5/0)</text:p>
      <text:p text:style-name="P1">| <text:s text:c="2"/>| <text:s text:c="2"/>| <text:s text:c="2"/>| <text:s text:c="2"/>2 &gt;= 4.5</text:p>
      <text:p text:style-name="P1">| <text:s text:c="2"/>| <text:s text:c="2"/>| <text:s text:c="2"/>| <text:s text:c="2"/>| <text:s text:c="2"/>3 &lt; 9 : 0 (2/0)</text:p>
      <text:p text:style-name="P1">| <text:s text:c="2"/>| <text:s text:c="2"/>| <text:s text:c="2"/>| <text:s text:c="2"/>| <text:s text:c="2"/>3 &gt;= 9 : 5 (1/0)</text:p>
      <text:p text:style-name="P1">| <text:s text:c="2"/>| <text:s text:c="2"/>20 &gt;= 15 : 1 (9/0)</text:p>
      <text:p text:style-name="P1">| <text:s text:c="2"/>3 &gt;= 10.5</text:p>
      <text:p text:style-name="P1">| <text:s text:c="2"/>| <text:s text:c="2"/>61 &lt; 5</text:p>
      <text:p text:style-name="P1">| <text:s text:c="2"/>| <text:s text:c="2"/>| <text:s text:c="2"/>18 &lt; 6.5 : 3 (4/0)</text:p>
      <text:p text:style-name="P1">| <text:s text:c="2"/>| <text:s text:c="2"/>| <text:s text:c="2"/>18 &gt;= 6.5</text:p>
      <text:p text:style-name="P1">| <text:s text:c="2"/>| <text:s text:c="2"/>| <text:s text:c="2"/>| <text:s text:c="2"/>9 &lt; 3.5</text:p>
      <text:p text:style-name="P1">| <text:s text:c="2"/>| <text:s text:c="2"/>| <text:s text:c="2"/>| <text:s text:c="2"/>| <text:s text:c="2"/>13 &lt; 15 : 5 (4/0)</text:p>
      <text:p text:style-name="P1">| <text:s text:c="2"/>| <text:s text:c="2"/>| <text:s text:c="2"/>| <text:s text:c="2"/>| <text:s text:c="2"/>13 &gt;= 15 : 8 (1/0)</text:p>
      <text:p text:style-name="P1">| <text:s text:c="2"/>| <text:s text:c="2"/>| <text:s text:c="2"/>| <text:s text:c="2"/>9 &gt;= 3.5 : 0 (4/0)</text:p>
      <text:p text:style-name="P1">| <text:s text:c="2"/>| <text:s text:c="2"/>61 &gt;= 5</text:p>
      <text:p text:style-name="P1">| <text:s text:c="2"/>| <text:s text:c="2"/>| <text:s text:c="2"/>12 &lt; 8.5 : 1 (2/0)</text:p>
      <text:p text:style-name="P1">| <text:s text:c="2"/>| <text:s text:c="2"/>| <text:s text:c="2"/>12 &gt;= 8.5 : 2 (11/0)</text:p>
      <text:p text:style-name="P1"/>
      <text:p text:style-name="P1"><text:soft-page-break/>Size of the tree : 41</text:p>
      <text:p text:style-name="P1"/>
      <text:p text:style-name="P1">Time taken to build model: 0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73 <text:s text:c="14"/>73 <text:s text:c="5"/>%</text:p>
      <text:p text:style-name="P1">Incorrectly Classified Instances <text:s text:c="7"/>27 <text:s text:c="14"/>27 <text:s text:c="5"/>%</text:p>
      <text:p text:style-name="P1">Kappa statistic <text:s text:c="25"/>0.6981</text:p>
      <text:p text:style-name="P1">Mean absolute error <text:s text:c="21"/>0.054 </text:p>
      <text:p text:style-name="P1">Root mean squared error <text:s text:c="17"/>0.2324</text:p>
      <text:p text:style-name="P1">Relative absolute error <text:s text:c="16"/>30.0869 %</text:p>
      <text:p text:style-name="P1">Root relative squared error <text:s text:c="12"/>77.5321 %</text:p>
      <text:p text:style-name="P1">Total Number of Instances <text:s text:c="13"/>1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8 <text:s text:c="6"/>0.011 <text:s text:c="5"/>0.889 <text:s text:c="4"/>0.8 <text:s text:c="6"/>0.842 <text:s text:c="5"/>0.894 <text:s text:c="3"/>0</text:p>
      <text:p text:style-name="P1">0.636 <text:s text:c="4"/>0.022 <text:s text:c="5"/>0.778 <text:s text:c="4"/>0.636 <text:s text:c="4"/>0.7 <text:s text:c="7"/>0.807 <text:s text:c="3"/>1</text:p>
      <text:p text:style-name="P1">0.818 <text:s text:c="4"/>0.034 <text:s text:c="5"/>0.75 <text:s text:c="5"/>0.818 <text:s text:c="4"/>0.783 <text:s text:c="5"/>0.892 <text:s text:c="3"/>2</text:p>
      <text:p text:style-name="P1">0.545 <text:s text:c="4"/>0.045 <text:s text:c="5"/>0.6 <text:s text:c="6"/>0.545 <text:s text:c="4"/>0.571 <text:s text:c="5"/>0.75 <text:s text:c="4"/>3</text:p>
      <text:p text:style-name="P1">0.667 <text:s text:c="4"/>0.045 <text:s text:c="5"/>0.667 <text:s text:c="4"/>0.667 <text:s text:c="4"/>0.667 <text:s text:c="5"/>0.811 <text:s text:c="3"/>4</text:p>
      <text:p text:style-name="P1">0.6 <text:s text:c="6"/>0 <text:s text:c="9"/>1 <text:s text:c="8"/>0.6 <text:s text:c="6"/>0.75 <text:s text:c="6"/>0.8 <text:s text:c="5"/>5</text:p>
      <text:p text:style-name="P1">0.875 <text:s text:c="4"/>0 <text:s text:c="9"/>1 <text:s text:c="8"/>0.875 <text:s text:c="4"/>0.933 <text:s text:c="5"/>0.938 <text:s text:c="3"/>6</text:p>
      <text:p text:style-name="P1">0.917 <text:s text:c="4"/>0.045 <text:s text:c="5"/>0.733 <text:s text:c="4"/>0.917 <text:s text:c="4"/>0.815 <text:s text:c="5"/>0.936 <text:s text:c="3"/>7</text:p>
      <text:p text:style-name="P1">0.889 <text:s text:c="4"/>0.033 <text:s text:c="5"/>0.727 <text:s text:c="4"/>0.889 <text:s text:c="4"/>0.8 <text:s text:c="7"/>0.928 <text:s text:c="3"/>8</text:p>
      <text:p text:style-name="P1">0.545 <text:s text:c="4"/>0.067 <text:s text:c="5"/>0.5 <text:s text:c="6"/>0.545 <text:s text:c="4"/>0.522 <text:s text:c="5"/>0.739 <text:s text:c="3"/>9</text:p>
      <text:p text:style-name="P1">Weighted Avg. <text:s text:c="3"/>0.73 <text:s text:c="5"/>0.034 <text:s text:c="5"/>0.741 <text:s text:c="4"/>0.73 <text:s text:c="5"/>0.729 <text:s text:c="5"/>0.848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8 <text:s/>0 <text:s/>1 <text:s/>0 <text:s/>1 <text:s/>0 <text:s/>0 <text:s/>0 <text:s/>0 <text:s/>0 | <text:s/>a = 0</text:p>
      <text:p text:style-name="P1">0 <text:s/>7 <text:s/>0 <text:s/>2 <text:s/>1 <text:s/>0 <text:s/>0 <text:s/>0 <text:s/>1 <text:s/>0 | <text:s/>b = 1</text:p>
      <text:p text:style-name="P1">0 <text:s/>0 <text:s/>9 <text:s/>0 <text:s/>0 <text:s/>0 <text:s/>0 <text:s/>1 <text:s/>0 <text:s/>1 | <text:s/>c = 2</text:p>
      <text:p text:style-name="P1">0 <text:s/>1 <text:s/>0 <text:s/>6 <text:s/>0 <text:s/>0 <text:s/>0 <text:s/>2 <text:s/>2 <text:s/>0 | <text:s/>d = 3</text:p>
      <text:p text:style-name="P1">0 <text:s/>1 <text:s/>0 <text:s/>0 <text:s/>8 <text:s/>0 <text:s/>0 <text:s/>0 <text:s/>0 <text:s/>3 | <text:s/>e = 4</text:p>
      <text:p text:style-name="P1">0 <text:s/>0 <text:s/>1 <text:s/>0 <text:s/>0 <text:s/>3 <text:s/>0 <text:s/>0 <text:s/>0 <text:s/>1 | <text:s/>f = 5</text:p>
      <text:p text:style-name="P1">1 <text:s/>0 <text:s/>0 <text:s/>0 <text:s/>0 <text:s/>0 <text:s/>7 <text:s/>0 <text:s/>0 <text:s/>0 | <text:s/>g = 6</text:p>
      <text:p text:style-name="P1">0 <text:s/>0 <text:s/>0 <text:s/>0 <text:s/>0 <text:s/>0 <text:s/>0 11 <text:s/>0 <text:s/>1 | <text:s/>h = 7</text:p>
      <text:p text:style-name="P1">0 <text:s/>0 <text:s/>0 <text:s/>1 <text:s/>0 <text:s/>0 <text:s/>0 <text:s/>0 <text:s/>8 <text:s/>0 | <text:s/>i = 8</text:p>
      <text:p text:style-name="P1">0 <text:s/>0 <text:s/>1 <text:s/>1 <text:s/>2 <text:s/>0 <text:s/>0 <text:s/>1 <text:s/>0 <text:s/>6 | <text:s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21</text:p>
      <text:p text:style-name="P1">=== Run information ===</text:p>
      <text:p text:style-name="P1"><text:soft-page-break/></text:p>
      <text:p text:style-name="P1">Scheme:weka.classifiers.trees.RandomTree -K 21 -M 1.0 -S 1</text:p>
      <text:p text:style-name="P1">Relation: <text:s text:c="4"/>optrainingDROP</text:p>
      <text:p text:style-name="P1">Instances: <text:s text:c="3"/>1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<text:soft-page-break/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/>
      <text:p text:style-name="P1">RandomTree</text:p>
      <text:p text:style-name="P1">==========</text:p>
      <text:p text:style-name="P1"/>
      <text:p text:style-name="P1">52 &lt; 9.5</text:p>
      <text:p text:style-name="P1">| <text:s text:c="2"/>18 &lt; 7</text:p>
      <text:p text:style-name="P1">| <text:s text:c="2"/>| <text:s text:c="2"/>46 &lt; 4 : 7 (12/0)</text:p>
      <text:p text:style-name="P1">| <text:s text:c="2"/>| <text:s text:c="2"/>46 &gt;= 4 : 3 (6/0)</text:p>
      <text:p text:style-name="P1">| <text:s text:c="2"/>18 &gt;= 7</text:p>
      <text:p text:style-name="P1">| <text:s text:c="2"/>| <text:s text:c="2"/>30 &lt; 0.5</text:p>
      <text:p text:style-name="P1">| <text:s text:c="2"/>| <text:s text:c="2"/>| <text:s text:c="2"/>20 &lt; 0.5 : 6 (8/0)</text:p>
      <text:p text:style-name="P1">| <text:s text:c="2"/>| <text:s text:c="2"/>| <text:s text:c="2"/>20 &gt;= 0.5 : 8 (8/0)</text:p>
      <text:p text:style-name="P1">| <text:s text:c="2"/>| <text:s text:c="2"/>30 &gt;= 0.5</text:p>
      <text:p text:style-name="P1">| <text:s text:c="2"/>| <text:s text:c="2"/>| <text:s text:c="2"/>22 &lt; 3</text:p>
      <text:p text:style-name="P1">| <text:s text:c="2"/>| <text:s text:c="2"/>| <text:s text:c="2"/>| <text:s text:c="2"/>5 &lt; 5 : 0 (4/0)</text:p>
      <text:p text:style-name="P1">| <text:s text:c="2"/>| <text:s text:c="2"/>| <text:s text:c="2"/>| <text:s text:c="2"/>5 &gt;= 5 : 3 (1/0)</text:p>
      <text:p text:style-name="P1">| <text:s text:c="2"/>| <text:s text:c="2"/>| <text:s text:c="2"/>22 &gt;= 3 : 9 (4/0)</text:p>
      <text:p text:style-name="P1">52 &gt;= 9.5</text:p>
      <text:p text:style-name="P1">| <text:s text:c="2"/>10 &lt; 8.5</text:p>
      <text:p text:style-name="P1">| <text:s text:c="2"/>| <text:s text:c="2"/>20 &lt; 9.5</text:p>
      <text:p text:style-name="P1">| <text:s text:c="2"/>| <text:s text:c="2"/>| <text:s text:c="2"/>14 &lt; 14.5 : 4 (11/0)</text:p>
      <text:p text:style-name="P1">| <text:s text:c="2"/>| <text:s text:c="2"/>| <text:s text:c="2"/>14 &gt;= 14.5</text:p>
      <text:p text:style-name="P1">| <text:s text:c="2"/>| <text:s text:c="2"/>| <text:s text:c="2"/>| <text:s text:c="2"/>3 &lt; 2.5 : 4 (1/0)</text:p>
      <text:p text:style-name="P1">| <text:s text:c="2"/>| <text:s text:c="2"/>| <text:s text:c="2"/>| <text:s text:c="2"/>3 &gt;= 2.5 : 9 (4/0)</text:p>
      <text:p text:style-name="P1">| <text:s text:c="2"/>| <text:s text:c="2"/>20 &gt;= 9.5 : 1 (10/0)</text:p>
      <text:p text:style-name="P1">| <text:s text:c="2"/>10 &gt;= 8.5</text:p>
      <text:p text:style-name="P1">| <text:s text:c="2"/>| <text:s text:c="2"/>43 &lt; 3.5</text:p>
      <text:p text:style-name="P1">| <text:s text:c="2"/>| <text:s text:c="2"/>| <text:s text:c="2"/>27 &lt; 4.5 : 0 (6/0)</text:p>
      <text:p text:style-name="P1">| <text:s text:c="2"/>| <text:s text:c="2"/>| <text:s text:c="2"/>27 &gt;= 4.5</text:p>
      <text:p text:style-name="P1">| <text:s text:c="2"/>| <text:s text:c="2"/>| <text:s text:c="2"/>| <text:s text:c="2"/>18 &lt; 7 : 3 (4/0)</text:p>
      <text:p text:style-name="P1">| <text:s text:c="2"/>| <text:s text:c="2"/>| <text:s text:c="2"/>| <text:s text:c="2"/>18 &gt;= 7</text:p>
      <text:p text:style-name="P1">| <text:s text:c="2"/>| <text:s text:c="2"/>| <text:s text:c="2"/>| <text:s text:c="2"/>| <text:s text:c="2"/>19 &lt; 8.5</text:p>
      <text:p text:style-name="P1">| <text:s text:c="2"/>| <text:s text:c="2"/>| <text:s text:c="2"/>| <text:s text:c="2"/>| <text:s text:c="2"/>| <text:s text:c="2"/>12 &lt; 5.5 : 5 (1/0)</text:p>
      <text:p text:style-name="P1">| <text:s text:c="2"/>| <text:s text:c="2"/>| <text:s text:c="2"/>| <text:s text:c="2"/>| <text:s text:c="2"/>| <text:s text:c="2"/>12 &gt;= 5.5 : 9 (3/0)</text:p>
      <text:p text:style-name="P1">| <text:s text:c="2"/>| <text:s text:c="2"/>| <text:s text:c="2"/>| <text:s text:c="2"/>| <text:s text:c="2"/>19 &gt;= 8.5 : 5 (4/0)</text:p>
      <text:p text:style-name="P1">| <text:s text:c="2"/>| <text:s text:c="2"/>43 &gt;= 3.5</text:p>
      <text:p text:style-name="P1">| <text:s text:c="2"/>| <text:s text:c="2"/>| <text:s text:c="2"/>13 &lt; 13.5 : 2 (11/0)</text:p>
      <text:p text:style-name="P1">| <text:s text:c="2"/>| <text:s text:c="2"/>| <text:s text:c="2"/>13 &gt;= 13.5</text:p>
      <text:p text:style-name="P1">| <text:s text:c="2"/>| <text:s text:c="2"/>| <text:s text:c="2"/>| <text:s text:c="2"/>2 &lt; 3 : 1 (1/0)</text:p>
      <text:p text:style-name="P1">| <text:s text:c="2"/>| <text:s text:c="2"/>| <text:s text:c="2"/>| <text:s text:c="2"/>2 &gt;= 3 : 8 (1/0)</text:p>
      <text:p text:style-name="P1"><text:soft-page-break/></text:p>
      <text:p text:style-name="P1">Size of the tree : 37</text:p>
      <text:p text:style-name="P1"/>
      <text:p text:style-name="P1">Time taken to build model: 0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69 <text:s text:c="14"/>69 <text:s text:c="5"/>%</text:p>
      <text:p text:style-name="P1">Incorrectly Classified Instances <text:s text:c="7"/>31 <text:s text:c="14"/>31 <text:s text:c="5"/>%</text:p>
      <text:p text:style-name="P1">Kappa statistic <text:s text:c="25"/>0.6532</text:p>
      <text:p text:style-name="P1">Mean absolute error <text:s text:c="21"/>0.062 </text:p>
      <text:p text:style-name="P1">Root mean squared error <text:s text:c="17"/>0.249 </text:p>
      <text:p text:style-name="P1">Relative absolute error <text:s text:c="16"/>34.5442 %</text:p>
      <text:p text:style-name="P1">Root relative squared error <text:s text:c="12"/>83.0769 %</text:p>
      <text:p text:style-name="P1">Total Number of Instances <text:s text:c="13"/>1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7 <text:s text:c="6"/>0.011 <text:s text:c="5"/>0.875 <text:s text:c="4"/>0.7 <text:s text:c="6"/>0.778 <text:s text:c="5"/>0.844 <text:s text:c="3"/>0</text:p>
      <text:p text:style-name="P1">0.636 <text:s text:c="4"/>0.034 <text:s text:c="5"/>0.7 <text:s text:c="6"/>0.636 <text:s text:c="4"/>0.667 <text:s text:c="5"/>0.801 <text:s text:c="3"/>1</text:p>
      <text:p text:style-name="P1">0.818 <text:s text:c="4"/>0.045 <text:s text:c="5"/>0.692 <text:s text:c="4"/>0.818 <text:s text:c="4"/>0.75 <text:s text:c="6"/>0.887 <text:s text:c="3"/>2</text:p>
      <text:p text:style-name="P1">0.636 <text:s text:c="4"/>0.034 <text:s text:c="5"/>0.7 <text:s text:c="6"/>0.636 <text:s text:c="4"/>0.667 <text:s text:c="5"/>0.801 <text:s text:c="3"/>3</text:p>
      <text:p text:style-name="P1">0.5 <text:s text:c="6"/>0.057 <text:s text:c="5"/>0.545 <text:s text:c="4"/>0.5 <text:s text:c="6"/>0.522 <text:s text:c="5"/>0.722 <text:s text:c="3"/>4</text:p>
      <text:p text:style-name="P1">0.4 <text:s text:c="6"/>0 <text:s text:c="9"/>1 <text:s text:c="8"/>0.4 <text:s text:c="6"/>0.571 <text:s text:c="5"/>0.7 <text:s text:c="5"/>5</text:p>
      <text:p text:style-name="P1">0.875 <text:s text:c="4"/>0 <text:s text:c="9"/>1 <text:s text:c="8"/>0.875 <text:s text:c="4"/>0.933 <text:s text:c="5"/>0.938 <text:s text:c="3"/>6</text:p>
      <text:p text:style-name="P1">0.75 <text:s text:c="5"/>0.045 <text:s text:c="5"/>0.692 <text:s text:c="4"/>0.75 <text:s text:c="5"/>0.72 <text:s text:c="6"/>0.852 <text:s text:c="3"/>7</text:p>
      <text:p text:style-name="P1">0.889 <text:s text:c="4"/>0.033 <text:s text:c="5"/>0.727 <text:s text:c="4"/>0.889 <text:s text:c="4"/>0.8 <text:s text:c="7"/>0.928 <text:s text:c="3"/>8</text:p>
      <text:p text:style-name="P1">0.636 <text:s text:c="4"/>0.09 <text:s text:c="6"/>0.467 <text:s text:c="4"/>0.636 <text:s text:c="4"/>0.538 <text:s text:c="5"/>0.773 <text:s text:c="3"/>9</text:p>
      <text:p text:style-name="P1">Weighted Avg. <text:s text:c="3"/>0.69 <text:s text:c="5"/>0.039 <text:s text:c="5"/>0.713 <text:s text:c="4"/>0.69 <text:s text:c="5"/>0.69 <text:s text:c="6"/>0.826</text:p>
      <text:p text:style-name="P1"/>
      <text:p text:style-name="P1">=== Confusion Matrix ===</text:p>
      <text:p text:style-name="P1"/>
      <text:p text:style-name="P1">a b c d e f g h i j <text:s text:c="2"/>&lt;-- classified as</text:p>
      <text:p text:style-name="P1">7 0 1 1 1 0 0 0 0 0 | a = 0</text:p>
      <text:p text:style-name="P1">0 7 2 0 1 0 0 0 1 0 | b = 1</text:p>
      <text:p text:style-name="P1">0 1 9 0 0 0 0 0 0 1 | c = 2</text:p>
      <text:p text:style-name="P1">0 0 1 7 0 0 0 1 2 0 | d = 3</text:p>
      <text:p text:style-name="P1">0 1 0 0 6 0 0 1 0 4 | e = 4</text:p>
      <text:p text:style-name="P1">0 0 0 1 1 2 0 0 0 1 | f = 5</text:p>
      <text:p text:style-name="P1">1 0 0 0 0 0 7 0 0 0 | g = 6</text:p>
      <text:p text:style-name="P1">0 1 0 0 0 0 0 9 0 2 | h = 7</text:p>
      <text:p text:style-name="P1">0 0 0 0 0 0 0 1 8 0 | i = 8</text:p>
      <text:p text:style-name="P1">0 0 0 1 2 0 0 1 0 7 | j = 9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30</text:p>
      <text:p text:style-name="P1"/>
      <text:p text:style-name="P1"/>
      <text:p text:style-name="P1"><text:soft-page-break/>Scheme:weka.classifiers.trees.RandomTree -K 30 -M 1.0 -S 1</text:p>
      <text:p text:style-name="P1">Relation: <text:s text:c="4"/>optrainingDROP</text:p>
      <text:p text:style-name="P1">Instances: <text:s text:c="3"/>1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<text:soft-page-break/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/>
      <text:p text:style-name="P1">RandomTree</text:p>
      <text:p text:style-name="P1">==========</text:p>
      <text:p text:style-name="P1"/>
      <text:p text:style-name="P1">52 &lt; 9.5</text:p>
      <text:p text:style-name="P1">| <text:s text:c="2"/>18 &lt; 7</text:p>
      <text:p text:style-name="P1">| <text:s text:c="2"/>| <text:s text:c="2"/>45 &lt; 7.5 : 7 (12/0)</text:p>
      <text:p text:style-name="P1">| <text:s text:c="2"/>| <text:s text:c="2"/>45 &gt;= 7.5 : 3 (6/0)</text:p>
      <text:p text:style-name="P1">| <text:s text:c="2"/>18 &gt;= 7</text:p>
      <text:p text:style-name="P1">| <text:s text:c="2"/>| <text:s text:c="2"/>28 &lt; 11</text:p>
      <text:p text:style-name="P1">| <text:s text:c="2"/>| <text:s text:c="2"/>| <text:s text:c="2"/>21 &lt; 5 : 6 (8/0)</text:p>
      <text:p text:style-name="P1">| <text:s text:c="2"/>| <text:s text:c="2"/>| <text:s text:c="2"/>21 &gt;= 5 : 0 (4/0)</text:p>
      <text:p text:style-name="P1">| <text:s text:c="2"/>| <text:s text:c="2"/>28 &gt;= 11</text:p>
      <text:p text:style-name="P1">| <text:s text:c="2"/>| <text:s text:c="2"/>| <text:s text:c="2"/>30 &lt; 0.5 : 8 (8/0)</text:p>
      <text:p text:style-name="P1">| <text:s text:c="2"/>| <text:s text:c="2"/>| <text:s text:c="2"/>30 &gt;= 0.5</text:p>
      <text:p text:style-name="P1">| <text:s text:c="2"/>| <text:s text:c="2"/>| <text:s text:c="2"/>| <text:s text:c="2"/>17 &lt; 8.5 : 9 (4/0)</text:p>
      <text:p text:style-name="P1">| <text:s text:c="2"/>| <text:s text:c="2"/>| <text:s text:c="2"/>| <text:s text:c="2"/>17 &gt;= 8.5 : 3 (1/0)</text:p>
      <text:p text:style-name="P1">52 &gt;= 9.5</text:p>
      <text:p text:style-name="P1">| <text:s text:c="2"/>62 &lt; 0.5</text:p>
      <text:p text:style-name="P1">| <text:s text:c="2"/>| <text:s text:c="2"/>58 &lt; 0.5</text:p>
      <text:p text:style-name="P1">| <text:s text:c="2"/>| <text:s text:c="2"/>| <text:s text:c="2"/>17 &lt; 4</text:p>
      <text:p text:style-name="P1">| <text:s text:c="2"/>| <text:s text:c="2"/>| <text:s text:c="2"/>| <text:s text:c="2"/>14 &lt; 14.5 : 4 (11/0)</text:p>
      <text:p text:style-name="P1">| <text:s text:c="2"/>| <text:s text:c="2"/>| <text:s text:c="2"/>| <text:s text:c="2"/>14 &gt;= 14.5</text:p>
      <text:p text:style-name="P1">| <text:s text:c="2"/>| <text:s text:c="2"/>| <text:s text:c="2"/>| <text:s text:c="2"/>| <text:s text:c="2"/>6 &lt; 11.5 : 9 (3/0)</text:p>
      <text:p text:style-name="P1">| <text:s text:c="2"/>| <text:s text:c="2"/>| <text:s text:c="2"/>| <text:s text:c="2"/>| <text:s text:c="2"/>6 &gt;= 11.5 : 4 (1/0)</text:p>
      <text:p text:style-name="P1">| <text:s text:c="2"/>| <text:s text:c="2"/>| <text:s text:c="2"/>17 &gt;= 4 : 9 (4/0)</text:p>
      <text:p text:style-name="P1">| <text:s text:c="2"/>| <text:s text:c="2"/>58 &gt;= 0.5</text:p>
      <text:p text:style-name="P1">| <text:s text:c="2"/>| <text:s text:c="2"/>| <text:s text:c="2"/>27 &lt; 4.5 : 0 (6/0)</text:p>
      <text:p text:style-name="P1">| <text:s text:c="2"/>| <text:s text:c="2"/>| <text:s text:c="2"/>27 &gt;= 4.5</text:p>
      <text:p text:style-name="P1">| <text:s text:c="2"/>| <text:s text:c="2"/>| <text:s text:c="2"/>| <text:s text:c="2"/>25 &lt; 1.5</text:p>
      <text:p text:style-name="P1">| <text:s text:c="2"/>| <text:s text:c="2"/>| <text:s text:c="2"/>| <text:s text:c="2"/>| <text:s text:c="2"/>4 &lt; 13.5 : 1 (1/0)</text:p>
      <text:p text:style-name="P1">| <text:s text:c="2"/>| <text:s text:c="2"/>| <text:s text:c="2"/>| <text:s text:c="2"/>| <text:s text:c="2"/>4 &gt;= 13.5 : 3 (4/0)</text:p>
      <text:p text:style-name="P1">| <text:s text:c="2"/>| <text:s text:c="2"/>| <text:s text:c="2"/>| <text:s text:c="2"/>25 &gt;= 1.5</text:p>
      <text:p text:style-name="P1">| <text:s text:c="2"/>| <text:s text:c="2"/>| <text:s text:c="2"/>| <text:s text:c="2"/>| <text:s text:c="2"/>13 &lt; 15 : 5 (5/0)</text:p>
      <text:p text:style-name="P1">| <text:s text:c="2"/>| <text:s text:c="2"/>| <text:s text:c="2"/>| <text:s text:c="2"/>| <text:s text:c="2"/>13 &gt;= 15 : 8 (1/0)</text:p>
      <text:p text:style-name="P1">| <text:s text:c="2"/>62 &gt;= 0.5</text:p>
      <text:p text:style-name="P1">| <text:s text:c="2"/>| <text:s text:c="2"/>10 &lt; 10.5 : 1 (10/0)</text:p>
      <text:p text:style-name="P1">| <text:s text:c="2"/>| <text:s text:c="2"/>10 &gt;= 10.5 : 2 (11/0)</text:p>
      <text:p text:style-name="P1"/>
      <text:p text:style-name="P1">Size of the tree : 35</text:p>
      <text:p text:style-name="P1"/>
      <text:p text:style-name="P1"><text:soft-page-break/>Time taken to build model: 0.0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71 <text:s text:c="14"/>71 <text:s text:c="5"/>%</text:p>
      <text:p text:style-name="P1">Incorrectly Classified Instances <text:s text:c="7"/>29 <text:s text:c="14"/>29 <text:s text:c="5"/>%</text:p>
      <text:p text:style-name="P1">Kappa statistic <text:s text:c="25"/>0.6759</text:p>
      <text:p text:style-name="P1">Mean absolute error <text:s text:c="21"/>0.058 </text:p>
      <text:p text:style-name="P1">Root mean squared error <text:s text:c="17"/>0.2408</text:p>
      <text:p text:style-name="P1">Relative absolute error <text:s text:c="16"/>32.3156 %</text:p>
      <text:p text:style-name="P1">Root relative squared error <text:s text:c="12"/>80.3523 %</text:p>
      <text:p text:style-name="P1">Total Number of Instances <text:s text:c="13"/>1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8 <text:s text:c="6"/>0.022 <text:s text:c="5"/>0.8 <text:s text:c="6"/>0.8 <text:s text:c="6"/>0.8 <text:s text:c="7"/>0.889 <text:s text:c="3"/>0</text:p>
      <text:p text:style-name="P1">0.818 <text:s text:c="4"/>0.045 <text:s text:c="5"/>0.692 <text:s text:c="4"/>0.818 <text:s text:c="4"/>0.75 <text:s text:c="6"/>0.887 <text:s text:c="3"/>1</text:p>
      <text:p text:style-name="P1">0.909 <text:s text:c="4"/>0 <text:s text:c="9"/>1 <text:s text:c="8"/>0.909 <text:s text:c="4"/>0.952 <text:s text:c="5"/>0.955 <text:s text:c="3"/>2</text:p>
      <text:p text:style-name="P1">0.636 <text:s text:c="4"/>0.045 <text:s text:c="5"/>0.636 <text:s text:c="4"/>0.636 <text:s text:c="4"/>0.636 <text:s text:c="5"/>0.796 <text:s text:c="3"/>3</text:p>
      <text:p text:style-name="P1">0.667 <text:s text:c="4"/>0.068 <text:s text:c="5"/>0.571 <text:s text:c="4"/>0.667 <text:s text:c="4"/>0.615 <text:s text:c="5"/>0.799 <text:s text:c="3"/>4</text:p>
      <text:p text:style-name="P1">0.2 <text:s text:c="6"/>0.032 <text:s text:c="5"/>0.25 <text:s text:c="5"/>0.2 <text:s text:c="6"/>0.222 <text:s text:c="5"/>0.584 <text:s text:c="3"/>5</text:p>
      <text:p text:style-name="P1">0.875 <text:s text:c="4"/>0.011 <text:s text:c="5"/>0.875 <text:s text:c="4"/>0.875 <text:s text:c="4"/>0.875 <text:s text:c="5"/>0.932 <text:s text:c="3"/>6</text:p>
      <text:p text:style-name="P1">0.75 <text:s text:c="5"/>0.011 <text:s text:c="5"/>0.9 <text:s text:c="6"/>0.75 <text:s text:c="5"/>0.818 <text:s text:c="5"/>0.869 <text:s text:c="3"/>7</text:p>
      <text:p text:style-name="P1">0.667 <text:s text:c="4"/>0.011 <text:s text:c="5"/>0.857 <text:s text:c="4"/>0.667 <text:s text:c="4"/>0.75 <text:s text:c="6"/>0.828 <text:s text:c="3"/>8</text:p>
      <text:p text:style-name="P1">0.545 <text:s text:c="4"/>0.079 <text:s text:c="5"/>0.462 <text:s text:c="4"/>0.545 <text:s text:c="4"/>0.5 <text:s text:c="7"/>0.733 <text:s text:c="3"/>9</text:p>
      <text:p text:style-name="P1">Weighted Avg. <text:s text:c="3"/>0.71 <text:s text:c="5"/>0.034 <text:s text:c="5"/>0.723 <text:s text:c="4"/>0.71 <text:s text:c="5"/>0.713 <text:s text:c="5"/>0.838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8 <text:s/>0 <text:s/>0 <text:s/>0 <text:s/>1 <text:s/>1 <text:s/>0 <text:s/>0 <text:s/>0 <text:s/>0 | <text:s/>a = 0</text:p>
      <text:p text:style-name="P1">0 <text:s/>9 <text:s/>0 <text:s/>0 <text:s/>1 <text:s/>0 <text:s/>0 <text:s/>0 <text:s/>1 <text:s/>0 | <text:s/>b = 1</text:p>
      <text:p text:style-name="P1">0 <text:s/>1 10 <text:s/>0 <text:s/>0 <text:s/>0 <text:s/>0 <text:s/>0 <text:s/>0 <text:s/>0 | <text:s/>c = 2</text:p>
      <text:p text:style-name="P1">0 <text:s/>0 <text:s/>0 <text:s/>7 <text:s/>0 <text:s/>2 <text:s/>0 <text:s/>1 <text:s/>0 <text:s/>1 | <text:s/>d = 3</text:p>
      <text:p text:style-name="P1">1 <text:s/>1 <text:s/>0 <text:s/>0 <text:s/>8 <text:s/>0 <text:s/>1 <text:s/>0 <text:s/>0 <text:s/>1 | <text:s/>e = 4</text:p>
      <text:p text:style-name="P1">0 <text:s/>0 <text:s/>0 <text:s/>1 <text:s/>0 <text:s/>1 <text:s/>0 <text:s/>0 <text:s/>0 <text:s/>3 | <text:s/>f = 5</text:p>
      <text:p text:style-name="P1">0 <text:s/>1 <text:s/>0 <text:s/>0 <text:s/>0 <text:s/>0 <text:s/>7 <text:s/>0 <text:s/>0 <text:s/>0 | <text:s/>g = 6</text:p>
      <text:p text:style-name="P1">0 <text:s/>1 <text:s/>0 <text:s/>1 <text:s/>0 <text:s/>0 <text:s/>0 <text:s/>9 <text:s/>0 <text:s/>1 | <text:s/>h = 7</text:p>
      <text:p text:style-name="P1">1 <text:s/>0 <text:s/>0 <text:s/>1 <text:s/>0 <text:s/>0 <text:s/>0 <text:s/>0 <text:s/>6 <text:s/>1 | <text:s/>i = 8</text:p>
      <text:p text:style-name="P1">0 <text:s/>0 <text:s/>0 <text:s/>1 <text:s/>4 <text:s/>0 <text:s/>0 <text:s/>0 <text:s/>0 <text:s/>6 | <text:s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50</text:p>
      <text:p text:style-name="P1"/>
      <text:p text:style-name="P1">=== Run information ===</text:p>
      <text:p text:style-name="P1"/>
      <text:p text:style-name="P1"><text:soft-page-break/>Scheme:weka.classifiers.trees.RandomTree -K 50 -M 1.0 -S 1</text:p>
      <text:p text:style-name="P1">Relation: <text:s text:c="4"/>optrainingDROP</text:p>
      <text:p text:style-name="P1">Instances: <text:s text:c="3"/>1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<text:soft-page-break/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/>
      <text:p text:style-name="P1">RandomTree</text:p>
      <text:p text:style-name="P1">==========</text:p>
      <text:p text:style-name="P1"/>
      <text:p text:style-name="P1">62 &lt; 0.5</text:p>
      <text:p text:style-name="P1">| <text:s text:c="2"/>58 &lt; 0.5</text:p>
      <text:p text:style-name="P1">| <text:s text:c="2"/>| <text:s text:c="2"/>19 &lt; 8.5</text:p>
      <text:p text:style-name="P1">| <text:s text:c="2"/>| <text:s text:c="2"/>| <text:s text:c="2"/>37 &lt; 10.5 : 4 (2/0)</text:p>
      <text:p text:style-name="P1">| <text:s text:c="2"/>| <text:s text:c="2"/>| <text:s text:c="2"/>37 &gt;= 10.5 : 9 (8/0)</text:p>
      <text:p text:style-name="P1">| <text:s text:c="2"/>| <text:s text:c="2"/>19 &gt;= 8.5 : 4 (10/0)</text:p>
      <text:p text:style-name="P1">| <text:s text:c="2"/>58 &gt;= 0.5</text:p>
      <text:p text:style-name="P1">| <text:s text:c="2"/>| <text:s text:c="2"/>18 &lt; 11.5</text:p>
      <text:p text:style-name="P1">| <text:s text:c="2"/>| <text:s text:c="2"/>| <text:s text:c="2"/>43 &lt; 3.5</text:p>
      <text:p text:style-name="P1">| <text:s text:c="2"/>| <text:s text:c="2"/>| <text:s text:c="2"/>| <text:s text:c="2"/>5 &lt; 2 : 8 (1/0)</text:p>
      <text:p text:style-name="P1">| <text:s text:c="2"/>| <text:s text:c="2"/>| <text:s text:c="2"/>| <text:s text:c="2"/>5 &gt;= 2 : 3 (9/0)</text:p>
      <text:p text:style-name="P1">| <text:s text:c="2"/>| <text:s text:c="2"/>| <text:s text:c="2"/>43 &gt;= 3.5 : 7 (12/0)</text:p>
      <text:p text:style-name="P1">| <text:s text:c="2"/>| <text:s text:c="2"/>18 &gt;= 11.5</text:p>
      <text:p text:style-name="P1">| <text:s text:c="2"/>| <text:s text:c="2"/>| <text:s text:c="2"/>27 &lt; 4.5 : 0 (9/0)</text:p>
      <text:p text:style-name="P1">| <text:s text:c="2"/>| <text:s text:c="2"/>| <text:s text:c="2"/>27 &gt;= 4.5</text:p>
      <text:p text:style-name="P1">| <text:s text:c="2"/>| <text:s text:c="2"/>| <text:s text:c="2"/>| <text:s text:c="2"/>42 &lt; 3</text:p>
      <text:p text:style-name="P1">| <text:s text:c="2"/>| <text:s text:c="2"/>| <text:s text:c="2"/>| <text:s text:c="2"/>| <text:s text:c="2"/>22 &lt; 3 : 5 (5/0)</text:p>
      <text:p text:style-name="P1">| <text:s text:c="2"/>| <text:s text:c="2"/>| <text:s text:c="2"/>| <text:s text:c="2"/>| <text:s text:c="2"/>22 &gt;= 3 : 9 (3/0)</text:p>
      <text:p text:style-name="P1">| <text:s text:c="2"/>| <text:s text:c="2"/>| <text:s text:c="2"/>| <text:s text:c="2"/>42 &gt;= 3</text:p>
      <text:p text:style-name="P1">| <text:s text:c="2"/>| <text:s text:c="2"/>| <text:s text:c="2"/>| <text:s text:c="2"/>| <text:s text:c="2"/>17 &lt; 3.5</text:p>
      <text:p text:style-name="P1">| <text:s text:c="2"/>| <text:s text:c="2"/>| <text:s text:c="2"/>| <text:s text:c="2"/>| <text:s text:c="2"/>| <text:s text:c="2"/>3 &lt; 12 : 1 (1/0)</text:p>
      <text:p text:style-name="P1">| <text:s text:c="2"/>| <text:s text:c="2"/>| <text:s text:c="2"/>| <text:s text:c="2"/>| <text:s text:c="2"/>| <text:s text:c="2"/>3 &gt;= 12 : 6 (1/0)</text:p>
      <text:p text:style-name="P1">| <text:s text:c="2"/>| <text:s text:c="2"/>| <text:s text:c="2"/>| <text:s text:c="2"/>| <text:s text:c="2"/>17 &gt;= 3.5 : 8 (8/0)</text:p>
      <text:p text:style-name="P1">62 &gt;= 0.5</text:p>
      <text:p text:style-name="P1">| <text:s text:c="2"/>27 &lt; 12</text:p>
      <text:p text:style-name="P1">| <text:s text:c="2"/>| <text:s text:c="2"/>12 &lt; 10.5</text:p>
      <text:p text:style-name="P1">| <text:s text:c="2"/>| <text:s text:c="2"/>| <text:s text:c="2"/>12 &lt; 7.5 : 6 (7/0)</text:p>
      <text:p text:style-name="P1">| <text:s text:c="2"/>| <text:s text:c="2"/>| <text:s text:c="2"/>12 &gt;= 7.5</text:p>
      <text:p text:style-name="P1">| <text:s text:c="2"/>| <text:s text:c="2"/>| <text:s text:c="2"/>| <text:s text:c="2"/>2 &lt; 3 : 0 (1/0)</text:p>
      <text:p text:style-name="P1">| <text:s text:c="2"/>| <text:s text:c="2"/>| <text:s text:c="2"/>| <text:s text:c="2"/>2 &gt;= 3 : 3 (2/0)</text:p>
      <text:p text:style-name="P1">| <text:s text:c="2"/>| <text:s text:c="2"/>12 &gt;= 10.5 : 2 (11/0)</text:p>
      <text:p text:style-name="P1">| <text:s text:c="2"/>27 &gt;= 12 : 1 (10/0)</text:p>
      <text:p text:style-name="P1"/>
      <text:p text:style-name="P1">Size of the tree : 33</text:p>
      <text:p text:style-name="P1"/>
      <text:p text:style-name="P1">Time taken to build model: 0 seconds</text:p>
      <text:p text:style-name="P1"/>
      <text:p text:style-name="P1"><text:soft-page-break/>=== Stratified cross-validation ===</text:p>
      <text:p text:style-name="P1">=== Summary ===</text:p>
      <text:p text:style-name="P1"/>
      <text:p text:style-name="P1">Correctly Classified Instances <text:s text:c="9"/>69 <text:s text:c="14"/>69 <text:s text:c="5"/>%</text:p>
      <text:p text:style-name="P1">Incorrectly Classified Instances <text:s text:c="7"/>31 <text:s text:c="14"/>31 <text:s text:c="5"/>%</text:p>
      <text:p text:style-name="P1">Kappa statistic <text:s text:c="25"/>0.6546</text:p>
      <text:p text:style-name="P1">Mean absolute error <text:s text:c="21"/>0.062 </text:p>
      <text:p text:style-name="P1">Root mean squared error <text:s text:c="17"/>0.249 </text:p>
      <text:p text:style-name="P1">Relative absolute error <text:s text:c="16"/>34.5442 %</text:p>
      <text:p text:style-name="P1">Root relative squared error <text:s text:c="12"/>83.0769 %</text:p>
      <text:p text:style-name="P1">Total Number of Instances <text:s text:c="13"/>1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8 <text:s text:c="6"/>0.011 <text:s text:c="5"/>0.889 <text:s text:c="4"/>0.8 <text:s text:c="6"/>0.842 <text:s text:c="5"/>0.894 <text:s text:c="3"/>0</text:p>
      <text:p text:style-name="P1">0.727 <text:s text:c="4"/>0.022 <text:s text:c="5"/>0.8 <text:s text:c="6"/>0.727 <text:s text:c="4"/>0.762 <text:s text:c="5"/>0.852 <text:s text:c="3"/>1</text:p>
      <text:p text:style-name="P1">0.909 <text:s text:c="4"/>0 <text:s text:c="9"/>1 <text:s text:c="8"/>0.909 <text:s text:c="4"/>0.952 <text:s text:c="5"/>0.955 <text:s text:c="3"/>2</text:p>
      <text:p text:style-name="P1">0.545 <text:s text:c="4"/>0.056 <text:s text:c="5"/>0.545 <text:s text:c="4"/>0.545 <text:s text:c="4"/>0.545 <text:s text:c="5"/>0.745 <text:s text:c="3"/>3</text:p>
      <text:p text:style-name="P1">0.667 <text:s text:c="4"/>0.034 <text:s text:c="5"/>0.727 <text:s text:c="4"/>0.667 <text:s text:c="4"/>0.696 <text:s text:c="5"/>0.816 <text:s text:c="3"/>4</text:p>
      <text:p text:style-name="P1">0.2 <text:s text:c="6"/>0.042 <text:s text:c="5"/>0.2 <text:s text:c="6"/>0.2 <text:s text:c="6"/>0.2 <text:s text:c="7"/>0.579 <text:s text:c="3"/>5</text:p>
      <text:p text:style-name="P1">0.875 <text:s text:c="4"/>0.033 <text:s text:c="5"/>0.7 <text:s text:c="6"/>0.875 <text:s text:c="4"/>0.778 <text:s text:c="5"/>0.921 <text:s text:c="3"/>6</text:p>
      <text:p text:style-name="P1">0.833 <text:s text:c="4"/>0.023 <text:s text:c="5"/>0.833 <text:s text:c="4"/>0.833 <text:s text:c="4"/>0.833 <text:s text:c="5"/>0.905 <text:s text:c="3"/>7</text:p>
      <text:p text:style-name="P1">0.667 <text:s text:c="4"/>0.088 <text:s text:c="5"/>0.429 <text:s text:c="4"/>0.667 <text:s text:c="4"/>0.522 <text:s text:c="5"/>0.789 <text:s text:c="3"/>8</text:p>
      <text:p text:style-name="P1">0.455 <text:s text:c="4"/>0.034 <text:s text:c="5"/>0.625 <text:s text:c="4"/>0.455 <text:s text:c="4"/>0.526 <text:s text:c="5"/>0.71 <text:s text:c="4"/>9</text:p>
      <text:p text:style-name="P1">Weighted Avg. <text:s text:c="3"/>0.69 <text:s text:c="5"/>0.033 <text:s text:c="5"/>0.707 <text:s text:c="4"/>0.69 <text:s text:c="5"/>0.693 <text:s text:c="5"/>0.829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8 <text:s/>0 <text:s/>0 <text:s/>0 <text:s/>0 <text:s/>1 <text:s/>1 <text:s/>0 <text:s/>0 <text:s/>0 | <text:s/>a = 0</text:p>
      <text:p text:style-name="P1">0 <text:s/>8 <text:s/>0 <text:s/>0 <text:s/>1 <text:s/>0 <text:s/>0 <text:s/>0 <text:s/>2 <text:s/>0 | <text:s/>b = 1</text:p>
      <text:p text:style-name="P1">0 <text:s/>1 10 <text:s/>0 <text:s/>0 <text:s/>0 <text:s/>0 <text:s/>0 <text:s/>0 <text:s/>0 | <text:s/>c = 2</text:p>
      <text:p text:style-name="P1">0 <text:s/>0 <text:s/>0 <text:s/>6 <text:s/>0 <text:s/>1 <text:s/>0 <text:s/>2 <text:s/>2 <text:s/>0 | <text:s/>d = 3</text:p>
      <text:p text:style-name="P1">0 <text:s/>0 <text:s/>0 <text:s/>0 <text:s/>8 <text:s/>0 <text:s/>2 <text:s/>0 <text:s/>0 <text:s/>2 | <text:s/>e = 4</text:p>
      <text:p text:style-name="P1">0 <text:s/>0 <text:s/>0 <text:s/>1 <text:s/>0 <text:s/>1 <text:s/>0 <text:s/>0 <text:s/>2 <text:s/>1 | <text:s/>f = 5</text:p>
      <text:p text:style-name="P1">0 <text:s/>0 <text:s/>0 <text:s/>0 <text:s/>0 <text:s/>0 <text:s/>7 <text:s/>0 <text:s/>1 <text:s/>0 | <text:s/>g = 6</text:p>
      <text:p text:style-name="P1">0 <text:s/>0 <text:s/>0 <text:s/>2 <text:s/>0 <text:s/>0 <text:s/>0 10 <text:s/>0 <text:s/>0 | <text:s/>h = 7</text:p>
      <text:p text:style-name="P1">1 <text:s/>1 <text:s/>0 <text:s/>1 <text:s/>0 <text:s/>0 <text:s/>0 <text:s/>0 <text:s/>6 <text:s/>0 | <text:s/>i = 8</text:p>
      <text:p text:style-name="P1">0 <text:s/>0 <text:s/>0 <text:s/>1 <text:s/>2 <text:s/>2 <text:s/>0 <text:s/>0 <text:s/>1 <text:s/>5 | <text:s/>j = 9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0</text:p>
      <text:p text:style-name="P1"/>
      <text:p text:style-name="P1">=== Run information ===</text:p>
      <text:p text:style-name="P1"/>
      <text:p text:style-name="P1">Scheme:weka.classifiers.trees.RandomTree -K 100 -M 1.0 -S 1</text:p>
      <text:p text:style-name="P1">Relation: <text:s text:c="4"/>optrainingDROP</text:p>
      <text:p text:style-name="P1">Instances: <text:s text:c="3"/>100</text:p>
      <text:p text:style-name="P1"><text:soft-page-break/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<text:soft-page-break/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/>
      <text:p text:style-name="P1">RandomTree</text:p>
      <text:p text:style-name="P1">==========</text:p>
      <text:p text:style-name="P1"/>
      <text:p text:style-name="P1">62 &lt; 0.5</text:p>
      <text:p text:style-name="P1">| <text:s text:c="2"/>58 &lt; 0.5</text:p>
      <text:p text:style-name="P1">| <text:s text:c="2"/>| <text:s text:c="2"/>19 &lt; 8.5</text:p>
      <text:p text:style-name="P1">| <text:s text:c="2"/>| <text:s text:c="2"/>| <text:s text:c="2"/>37 &lt; 10.5 : 4 (2/0)</text:p>
      <text:p text:style-name="P1">| <text:s text:c="2"/>| <text:s text:c="2"/>| <text:s text:c="2"/>37 &gt;= 10.5 : 9 (8/0)</text:p>
      <text:p text:style-name="P1">| <text:s text:c="2"/>| <text:s text:c="2"/>19 &gt;= 8.5 : 4 (10/0)</text:p>
      <text:p text:style-name="P1">| <text:s text:c="2"/>58 &gt;= 0.5</text:p>
      <text:p text:style-name="P1">| <text:s text:c="2"/>| <text:s text:c="2"/>18 &lt; 11.5</text:p>
      <text:p text:style-name="P1">| <text:s text:c="2"/>| <text:s text:c="2"/>| <text:s text:c="2"/>43 &lt; 3.5</text:p>
      <text:p text:style-name="P1">| <text:s text:c="2"/>| <text:s text:c="2"/>| <text:s text:c="2"/>| <text:s text:c="2"/>5 &lt; 2 : 8 (1/0)</text:p>
      <text:p text:style-name="P1">| <text:s text:c="2"/>| <text:s text:c="2"/>| <text:s text:c="2"/>| <text:s text:c="2"/>5 &gt;= 2 : 3 (9/0)</text:p>
      <text:p text:style-name="P1">| <text:s text:c="2"/>| <text:s text:c="2"/>| <text:s text:c="2"/>43 &gt;= 3.5 : 7 (12/0)</text:p>
      <text:p text:style-name="P1">| <text:s text:c="2"/>| <text:s text:c="2"/>18 &gt;= 11.5</text:p>
      <text:p text:style-name="P1">| <text:s text:c="2"/>| <text:s text:c="2"/>| <text:s text:c="2"/>27 &lt; 4.5 : 0 (9/0)</text:p>
      <text:p text:style-name="P1">| <text:s text:c="2"/>| <text:s text:c="2"/>| <text:s text:c="2"/>27 &gt;= 4.5</text:p>
      <text:p text:style-name="P1">| <text:s text:c="2"/>| <text:s text:c="2"/>| <text:s text:c="2"/>| <text:s text:c="2"/>42 &lt; 3</text:p>
      <text:p text:style-name="P1">| <text:s text:c="2"/>| <text:s text:c="2"/>| <text:s text:c="2"/>| <text:s text:c="2"/>| <text:s text:c="2"/>22 &lt; 3 : 5 (5/0)</text:p>
      <text:p text:style-name="P1">| <text:s text:c="2"/>| <text:s text:c="2"/>| <text:s text:c="2"/>| <text:s text:c="2"/>| <text:s text:c="2"/>22 &gt;= 3 : 9 (3/0)</text:p>
      <text:p text:style-name="P1">| <text:s text:c="2"/>| <text:s text:c="2"/>| <text:s text:c="2"/>| <text:s text:c="2"/>42 &gt;= 3</text:p>
      <text:p text:style-name="P1">| <text:s text:c="2"/>| <text:s text:c="2"/>| <text:s text:c="2"/>| <text:s text:c="2"/>| <text:s text:c="2"/>17 &lt; 3.5</text:p>
      <text:p text:style-name="P1">| <text:s text:c="2"/>| <text:s text:c="2"/>| <text:s text:c="2"/>| <text:s text:c="2"/>| <text:s text:c="2"/>| <text:s text:c="2"/>2 &lt; 3.5 : 1 (1/0)</text:p>
      <text:p text:style-name="P1">| <text:s text:c="2"/>| <text:s text:c="2"/>| <text:s text:c="2"/>| <text:s text:c="2"/>| <text:s text:c="2"/>| <text:s text:c="2"/>2 &gt;= 3.5 : 6 (1/0)</text:p>
      <text:p text:style-name="P1">| <text:s text:c="2"/>| <text:s text:c="2"/>| <text:s text:c="2"/>| <text:s text:c="2"/>| <text:s text:c="2"/>17 &gt;= 3.5 : 8 (8/0)</text:p>
      <text:p text:style-name="P1">62 &gt;= 0.5</text:p>
      <text:p text:style-name="P1">| <text:s text:c="2"/>27 &lt; 12</text:p>
      <text:p text:style-name="P1">| <text:s text:c="2"/>| <text:s text:c="2"/>12 &lt; 10.5</text:p>
      <text:p text:style-name="P1">| <text:s text:c="2"/>| <text:s text:c="2"/>| <text:s text:c="2"/>12 &lt; 7.5 : 6 (7/0)</text:p>
      <text:p text:style-name="P1">| <text:s text:c="2"/>| <text:s text:c="2"/>| <text:s text:c="2"/>12 &gt;= 7.5</text:p>
      <text:p text:style-name="P1">| <text:s text:c="2"/>| <text:s text:c="2"/>| <text:s text:c="2"/>| <text:s text:c="2"/>2 &lt; 3 : 0 (1/0)</text:p>
      <text:p text:style-name="P1">| <text:s text:c="2"/>| <text:s text:c="2"/>| <text:s text:c="2"/>| <text:s text:c="2"/>2 &gt;= 3 : 3 (2/0)</text:p>
      <text:p text:style-name="P1">| <text:s text:c="2"/>| <text:s text:c="2"/>12 &gt;= 10.5 : 2 (11/0)</text:p>
      <text:p text:style-name="P1">| <text:s text:c="2"/>27 &gt;= 12 : 1 (10/0)</text:p>
      <text:p text:style-name="P1"/>
      <text:p text:style-name="P1">Size of the tree : 33</text:p>
      <text:p text:style-name="P1"/>
      <text:p text:style-name="P1">Time taken to build model: 0.01 seconds</text:p>
      <text:p text:style-name="P1"/>
      <text:p text:style-name="P1">=== Stratified cross-validation ===</text:p>
      <text:p text:style-name="P1">=== Summary ===</text:p>
      <text:p text:style-name="P1"/>
      <text:p text:style-name="P1"><text:soft-page-break/>Correctly Classified Instances <text:s text:c="9"/>68 <text:s text:c="14"/>68 <text:s text:c="5"/>%</text:p>
      <text:p text:style-name="P1">Incorrectly Classified Instances <text:s text:c="7"/>32 <text:s text:c="14"/>32 <text:s text:c="5"/>%</text:p>
      <text:p text:style-name="P1">Kappa statistic <text:s text:c="25"/>0.6434</text:p>
      <text:p text:style-name="P1">Mean absolute error <text:s text:c="21"/>0.064 </text:p>
      <text:p text:style-name="P1">Root mean squared error <text:s text:c="17"/>0.253 </text:p>
      <text:p text:style-name="P1">Relative absolute error <text:s text:c="16"/>35.6586 %</text:p>
      <text:p text:style-name="P1">Root relative squared error <text:s text:c="12"/>84.4062 %</text:p>
      <text:p text:style-name="P1">Total Number of Instances <text:s text:c="13"/>1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8 <text:s text:c="6"/>0.022 <text:s text:c="5"/>0.8 <text:s text:c="6"/>0.8 <text:s text:c="6"/>0.8 <text:s text:c="7"/>0.889 <text:s text:c="3"/>0</text:p>
      <text:p text:style-name="P1">0.727 <text:s text:c="4"/>0.022 <text:s text:c="5"/>0.8 <text:s text:c="6"/>0.727 <text:s text:c="4"/>0.762 <text:s text:c="5"/>0.852 <text:s text:c="3"/>1</text:p>
      <text:p text:style-name="P1">0.909 <text:s text:c="4"/>0 <text:s text:c="9"/>1 <text:s text:c="8"/>0.909 <text:s text:c="4"/>0.952 <text:s text:c="5"/>0.955 <text:s text:c="3"/>2</text:p>
      <text:p text:style-name="P1">0.545 <text:s text:c="4"/>0.056 <text:s text:c="5"/>0.545 <text:s text:c="4"/>0.545 <text:s text:c="4"/>0.545 <text:s text:c="5"/>0.745 <text:s text:c="3"/>3</text:p>
      <text:p text:style-name="P1">0.75 <text:s text:c="5"/>0.057 <text:s text:c="5"/>0.643 <text:s text:c="4"/>0.75 <text:s text:c="5"/>0.692 <text:s text:c="5"/>0.847 <text:s text:c="3"/>4</text:p>
      <text:p text:style-name="P1">0.4 <text:s text:c="6"/>0.042 <text:s text:c="5"/>0.333 <text:s text:c="4"/>0.4 <text:s text:c="6"/>0.364 <text:s text:c="5"/>0.679 <text:s text:c="3"/>5</text:p>
      <text:p text:style-name="P1">0.75 <text:s text:c="5"/>0.033 <text:s text:c="5"/>0.667 <text:s text:c="4"/>0.75 <text:s text:c="5"/>0.706 <text:s text:c="5"/>0.859 <text:s text:c="3"/>6</text:p>
      <text:p text:style-name="P1">0.833 <text:s text:c="4"/>0.023 <text:s text:c="5"/>0.833 <text:s text:c="4"/>0.833 <text:s text:c="4"/>0.833 <text:s text:c="5"/>0.905 <text:s text:c="3"/>7</text:p>
      <text:p text:style-name="P1">0.667 <text:s text:c="4"/>0.077 <text:s text:c="5"/>0.462 <text:s text:c="4"/>0.667 <text:s text:c="4"/>0.545 <text:s text:c="5"/>0.795 <text:s text:c="3"/>8</text:p>
      <text:p text:style-name="P1">0.273 <text:s text:c="4"/>0.022 <text:s text:c="5"/>0.6 <text:s text:c="6"/>0.273 <text:s text:c="4"/>0.375 <text:s text:c="5"/>0.625 <text:s text:c="3"/>9</text:p>
      <text:p text:style-name="P1">Weighted Avg. <text:s text:c="3"/>0.68 <text:s text:c="5"/>0.035 <text:s text:c="5"/>0.693 <text:s text:c="4"/>0.68 <text:s text:c="5"/>0.677 <text:s text:c="5"/>0.823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8 <text:s/>0 <text:s/>0 <text:s/>0 <text:s/>0 <text:s/>1 <text:s/>1 <text:s/>0 <text:s/>0 <text:s/>0 | <text:s/>a = 0</text:p>
      <text:p text:style-name="P1">0 <text:s/>8 <text:s/>0 <text:s/>0 <text:s/>1 <text:s/>0 <text:s/>0 <text:s/>0 <text:s/>2 <text:s/>0 | <text:s/>b = 1</text:p>
      <text:p text:style-name="P1">0 <text:s/>1 10 <text:s/>0 <text:s/>0 <text:s/>0 <text:s/>0 <text:s/>0 <text:s/>0 <text:s/>0 | <text:s/>c = 2</text:p>
      <text:p text:style-name="P1">0 <text:s/>0 <text:s/>0 <text:s/>6 <text:s/>0 <text:s/>1 <text:s/>0 <text:s/>2 <text:s/>2 <text:s/>0 | <text:s/>d = 3</text:p>
      <text:p text:style-name="P1">0 <text:s/>0 <text:s/>0 <text:s/>0 <text:s/>9 <text:s/>0 <text:s/>2 <text:s/>0 <text:s/>0 <text:s/>1 | <text:s/>e = 4</text:p>
      <text:p text:style-name="P1">0 <text:s/>0 <text:s/>0 <text:s/>1 <text:s/>0 <text:s/>2 <text:s/>0 <text:s/>0 <text:s/>1 <text:s/>1 | <text:s/>f = 5</text:p>
      <text:p text:style-name="P1">1 <text:s/>0 <text:s/>0 <text:s/>0 <text:s/>0 <text:s/>0 <text:s/>6 <text:s/>0 <text:s/>1 <text:s/>0 | <text:s/>g = 6</text:p>
      <text:p text:style-name="P1">0 <text:s/>0 <text:s/>0 <text:s/>2 <text:s/>0 <text:s/>0 <text:s/>0 10 <text:s/>0 <text:s/>0 | <text:s/>h = 7</text:p>
      <text:p text:style-name="P1">1 <text:s/>1 <text:s/>0 <text:s/>1 <text:s/>0 <text:s/>0 <text:s/>0 <text:s/>0 <text:s/>6 <text:s/>0 | <text:s/>i = 8</text:p>
      <text:p text:style-name="P1">0 <text:s/>0 <text:s/>0 <text:s/>1 <text:s/>4 <text:s/>2 <text:s/>0 <text:s/>0 <text:s/>1 <text:s/>3 | <text:s/>j = 9</text:p>
      <text:p text:style-name="P1"/>
      <text:p text:style-name="P1"/>
      <text:p text:style-name="P1"/>
      <text:p text:style-name="P1">best num min obj = 2 (default)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50</text:p>
      <text:p text:style-name="P1"/>
      <text:p text:style-name="P1">=== Run information ===</text:p>
      <text:p text:style-name="P1"/>
      <text:p text:style-name="P1">Scheme:weka.classifiers.trees.RandomTree -K 150 -M 1.0 -S 1</text:p>
      <text:p text:style-name="P1">Relation: <text:s text:c="4"/>optrainingDROP</text:p>
      <text:p text:style-name="P1">Instances: <text:s text:c="3"/>100</text:p>
      <text:p text:style-name="P1">Attributes: <text:s text:c="2"/>55</text:p>
      <text:p text:style-name="P1"><text:soft-page-break/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<text:soft-page-break/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/>
      <text:p text:style-name="P1">RandomTree</text:p>
      <text:p text:style-name="P1">==========</text:p>
      <text:p text:style-name="P1"/>
      <text:p text:style-name="P1">62 &lt; 0.5</text:p>
      <text:p text:style-name="P1">| <text:s text:c="2"/>58 &lt; 0.5</text:p>
      <text:p text:style-name="P1">| <text:s text:c="2"/>| <text:s text:c="2"/>19 &lt; 8.5</text:p>
      <text:p text:style-name="P1">| <text:s text:c="2"/>| <text:s text:c="2"/>| <text:s text:c="2"/>37 &lt; 10.5 : 4 (2/0)</text:p>
      <text:p text:style-name="P1">| <text:s text:c="2"/>| <text:s text:c="2"/>| <text:s text:c="2"/>37 &gt;= 10.5 : 9 (8/0)</text:p>
      <text:p text:style-name="P1">| <text:s text:c="2"/>| <text:s text:c="2"/>19 &gt;= 8.5 : 4 (10/0)</text:p>
      <text:p text:style-name="P1">| <text:s text:c="2"/>58 &gt;= 0.5</text:p>
      <text:p text:style-name="P1">| <text:s text:c="2"/>| <text:s text:c="2"/>18 &lt; 11.5</text:p>
      <text:p text:style-name="P1">| <text:s text:c="2"/>| <text:s text:c="2"/>| <text:s text:c="2"/>43 &lt; 3.5</text:p>
      <text:p text:style-name="P1">| <text:s text:c="2"/>| <text:s text:c="2"/>| <text:s text:c="2"/>| <text:s text:c="2"/>5 &lt; 2 : 8 (1/0)</text:p>
      <text:p text:style-name="P1">| <text:s text:c="2"/>| <text:s text:c="2"/>| <text:s text:c="2"/>| <text:s text:c="2"/>5 &gt;= 2 : 3 (9/0)</text:p>
      <text:p text:style-name="P1">| <text:s text:c="2"/>| <text:s text:c="2"/>| <text:s text:c="2"/>43 &gt;= 3.5 : 7 (12/0)</text:p>
      <text:p text:style-name="P1">| <text:s text:c="2"/>| <text:s text:c="2"/>18 &gt;= 11.5</text:p>
      <text:p text:style-name="P1">| <text:s text:c="2"/>| <text:s text:c="2"/>| <text:s text:c="2"/>27 &lt; 4.5 : 0 (9/0)</text:p>
      <text:p text:style-name="P1">| <text:s text:c="2"/>| <text:s text:c="2"/>| <text:s text:c="2"/>27 &gt;= 4.5</text:p>
      <text:p text:style-name="P1">| <text:s text:c="2"/>| <text:s text:c="2"/>| <text:s text:c="2"/>| <text:s text:c="2"/>42 &lt; 3</text:p>
      <text:p text:style-name="P1">| <text:s text:c="2"/>| <text:s text:c="2"/>| <text:s text:c="2"/>| <text:s text:c="2"/>| <text:s text:c="2"/>22 &lt; 3 : 5 (5/0)</text:p>
      <text:p text:style-name="P1">| <text:s text:c="2"/>| <text:s text:c="2"/>| <text:s text:c="2"/>| <text:s text:c="2"/>| <text:s text:c="2"/>22 &gt;= 3 : 9 (3/0)</text:p>
      <text:p text:style-name="P1">| <text:s text:c="2"/>| <text:s text:c="2"/>| <text:s text:c="2"/>| <text:s text:c="2"/>42 &gt;= 3</text:p>
      <text:p text:style-name="P1">| <text:s text:c="2"/>| <text:s text:c="2"/>| <text:s text:c="2"/>| <text:s text:c="2"/>| <text:s text:c="2"/>17 &lt; 3.5</text:p>
      <text:p text:style-name="P1">| <text:s text:c="2"/>| <text:s text:c="2"/>| <text:s text:c="2"/>| <text:s text:c="2"/>| <text:s text:c="2"/>| <text:s text:c="2"/>2 &lt; 3.5 : 1 (1/0)</text:p>
      <text:p text:style-name="P1">| <text:s text:c="2"/>| <text:s text:c="2"/>| <text:s text:c="2"/>| <text:s text:c="2"/>| <text:s text:c="2"/>| <text:s text:c="2"/>2 &gt;= 3.5 : 6 (1/0)</text:p>
      <text:p text:style-name="P1">| <text:s text:c="2"/>| <text:s text:c="2"/>| <text:s text:c="2"/>| <text:s text:c="2"/>| <text:s text:c="2"/>17 &gt;= 3.5 : 8 (8/0)</text:p>
      <text:p text:style-name="P1">62 &gt;= 0.5</text:p>
      <text:p text:style-name="P1">| <text:s text:c="2"/>27 &lt; 12</text:p>
      <text:p text:style-name="P1">| <text:s text:c="2"/>| <text:s text:c="2"/>12 &lt; 10.5</text:p>
      <text:p text:style-name="P1">| <text:s text:c="2"/>| <text:s text:c="2"/>| <text:s text:c="2"/>12 &lt; 7.5 : 6 (7/0)</text:p>
      <text:p text:style-name="P1">| <text:s text:c="2"/>| <text:s text:c="2"/>| <text:s text:c="2"/>12 &gt;= 7.5</text:p>
      <text:p text:style-name="P1">| <text:s text:c="2"/>| <text:s text:c="2"/>| <text:s text:c="2"/>| <text:s text:c="2"/>2 &lt; 3 : 0 (1/0)</text:p>
      <text:p text:style-name="P1">| <text:s text:c="2"/>| <text:s text:c="2"/>| <text:s text:c="2"/>| <text:s text:c="2"/>2 &gt;= 3 : 3 (2/0)</text:p>
      <text:p text:style-name="P1">| <text:s text:c="2"/>| <text:s text:c="2"/>12 &gt;= 10.5 : 2 (11/0)</text:p>
      <text:p text:style-name="P1">| <text:s text:c="2"/>27 &gt;= 12 : 1 (10/0)</text:p>
      <text:p text:style-name="P1"/>
      <text:p text:style-name="P1">Size of the tree : 33</text:p>
      <text:p text:style-name="P1"/>
      <text:p text:style-name="P1">Time taken to build model: 0.0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68 <text:s text:c="14"/>68 <text:s text:c="5"/>%</text:p>
      <text:p text:style-name="P1"><text:soft-page-break/>Incorrectly Classified Instances <text:s text:c="7"/>32 <text:s text:c="14"/>32 <text:s text:c="5"/>%</text:p>
      <text:p text:style-name="P1">Kappa statistic <text:s text:c="25"/>0.6434</text:p>
      <text:p text:style-name="P1">Mean absolute error <text:s text:c="21"/>0.064 </text:p>
      <text:p text:style-name="P1">Root mean squared error <text:s text:c="17"/>0.253 </text:p>
      <text:p text:style-name="P1">Relative absolute error <text:s text:c="16"/>35.6586 %</text:p>
      <text:p text:style-name="P1">Root relative squared error <text:s text:c="12"/>84.4062 %</text:p>
      <text:p text:style-name="P1">Total Number of Instances <text:s text:c="13"/>1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8 <text:s text:c="6"/>0.022 <text:s text:c="5"/>0.8 <text:s text:c="6"/>0.8 <text:s text:c="6"/>0.8 <text:s text:c="7"/>0.889 <text:s text:c="3"/>0</text:p>
      <text:p text:style-name="P1">0.727 <text:s text:c="4"/>0.022 <text:s text:c="5"/>0.8 <text:s text:c="6"/>0.727 <text:s text:c="4"/>0.762 <text:s text:c="5"/>0.852 <text:s text:c="3"/>1</text:p>
      <text:p text:style-name="P1">0.909 <text:s text:c="4"/>0 <text:s text:c="9"/>1 <text:s text:c="8"/>0.909 <text:s text:c="4"/>0.952 <text:s text:c="5"/>0.955 <text:s text:c="3"/>2</text:p>
      <text:p text:style-name="P1">0.545 <text:s text:c="4"/>0.056 <text:s text:c="5"/>0.545 <text:s text:c="4"/>0.545 <text:s text:c="4"/>0.545 <text:s text:c="5"/>0.745 <text:s text:c="3"/>3</text:p>
      <text:p text:style-name="P1">0.75 <text:s text:c="5"/>0.057 <text:s text:c="5"/>0.643 <text:s text:c="4"/>0.75 <text:s text:c="5"/>0.692 <text:s text:c="5"/>0.847 <text:s text:c="3"/>4</text:p>
      <text:p text:style-name="P1">0.4 <text:s text:c="6"/>0.042 <text:s text:c="5"/>0.333 <text:s text:c="4"/>0.4 <text:s text:c="6"/>0.364 <text:s text:c="5"/>0.679 <text:s text:c="3"/>5</text:p>
      <text:p text:style-name="P1">0.75 <text:s text:c="5"/>0.033 <text:s text:c="5"/>0.667 <text:s text:c="4"/>0.75 <text:s text:c="5"/>0.706 <text:s text:c="5"/>0.859 <text:s text:c="3"/>6</text:p>
      <text:p text:style-name="P1">0.833 <text:s text:c="4"/>0.023 <text:s text:c="5"/>0.833 <text:s text:c="4"/>0.833 <text:s text:c="4"/>0.833 <text:s text:c="5"/>0.905 <text:s text:c="3"/>7</text:p>
      <text:p text:style-name="P1">0.667 <text:s text:c="4"/>0.077 <text:s text:c="5"/>0.462 <text:s text:c="4"/>0.667 <text:s text:c="4"/>0.545 <text:s text:c="5"/>0.795 <text:s text:c="3"/>8</text:p>
      <text:p text:style-name="P1">0.273 <text:s text:c="4"/>0.022 <text:s text:c="5"/>0.6 <text:s text:c="6"/>0.273 <text:s text:c="4"/>0.375 <text:s text:c="5"/>0.625 <text:s text:c="3"/>9</text:p>
      <text:p text:style-name="P1">Weighted Avg. <text:s text:c="3"/>0.68 <text:s text:c="5"/>0.035 <text:s text:c="5"/>0.693 <text:s text:c="4"/>0.68 <text:s text:c="5"/>0.677 <text:s text:c="5"/>0.823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8 <text:s/>0 <text:s/>0 <text:s/>0 <text:s/>0 <text:s/>1 <text:s/>1 <text:s/>0 <text:s/>0 <text:s/>0 | <text:s/>a = 0</text:p>
      <text:p text:style-name="P1">0 <text:s/>8 <text:s/>0 <text:s/>0 <text:s/>1 <text:s/>0 <text:s/>0 <text:s/>0 <text:s/>2 <text:s/>0 | <text:s/>b = 1</text:p>
      <text:p text:style-name="P1">0 <text:s/>1 10 <text:s/>0 <text:s/>0 <text:s/>0 <text:s/>0 <text:s/>0 <text:s/>0 <text:s/>0 | <text:s/>c = 2</text:p>
      <text:p text:style-name="P1">0 <text:s/>0 <text:s/>0 <text:s/>6 <text:s/>0 <text:s/>1 <text:s/>0 <text:s/>2 <text:s/>2 <text:s/>0 | <text:s/>d = 3</text:p>
      <text:p text:style-name="P1">0 <text:s/>0 <text:s/>0 <text:s/>0 <text:s/>9 <text:s/>0 <text:s/>2 <text:s/>0 <text:s/>0 <text:s/>1 | <text:s/>e = 4</text:p>
      <text:p text:style-name="P1">0 <text:s/>0 <text:s/>0 <text:s/>1 <text:s/>0 <text:s/>2 <text:s/>0 <text:s/>0 <text:s/>1 <text:s/>1 | <text:s/>f = 5</text:p>
      <text:p text:style-name="P1">1 <text:s/>0 <text:s/>0 <text:s/>0 <text:s/>0 <text:s/>0 <text:s/>6 <text:s/>0 <text:s/>1 <text:s/>0 | <text:s/>g = 6</text:p>
      <text:p text:style-name="P1">0 <text:s/>0 <text:s/>0 <text:s/>2 <text:s/>0 <text:s/>0 <text:s/>0 10 <text:s/>0 <text:s/>0 | <text:s/>h = 7</text:p>
      <text:p text:style-name="P1">1 <text:s/>1 <text:s/>0 <text:s/>1 <text:s/>0 <text:s/>0 <text:s/>0 <text:s/>0 <text:s/>6 <text:s/>0 | <text:s/>i = 8</text:p>
      <text:p text:style-name="P1">0 <text:s/>0 <text:s/>0 <text:s/>1 <text:s/>4 <text:s/>2 <text:s/>0 <text:s/>0 <text:s/>1 <text:s/>3 | <text:s/>j = 9</text:p>
      <text:p text:style-name="P1"/>
      <text:p text:style-name="P1"/>
      <text:p text:style-name="P1"/>
      <text:p text:style-name="P1">adding the number of attributes per nodes after a point doesn't increase the accura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2:49:01.233475900</meta:creation-date>
    <dc:date>2016-12-03T02:49:34.763717296</dc:date>
    <meta:editing-duration>PT33S</meta:editing-duration>
    <meta:editing-cycles>1</meta:editing-cycles>
    <meta:document-statistic meta:table-count="0" meta:image-count="0" meta:object-count="0" meta:page-count="29" meta:paragraph-count="1331" meta:word-count="6842" meta:character-count="31932" meta:non-whitespace-character-count="18377"/>
    <meta:generator>LibreOffice/5.2.2.2$Linux_X86_64 LibreOffice_project/20m0$Build-2</meta:generator>
  </office:meta>
</office:document-meta>
</file>